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raph_data2" table:style-name="ta1">
        <table:shapes>
          <draw:frame draw:z-index="0" draw:style-name="gr1" draw:text-style-name="P1" svg:width="453.34pt" svg:height="254.38pt" svg:x="0pt" svg:y="44.79pt">
            <draw:object draw:notify-on-update-of-ranges="graph_data2.A1:graph_data2.A1001 graph_data2.B1:graph_data2.B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17.799999" calcext:value-type="float">
            <text:p>17.799999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6.200001" calcext:value-type="float">
            <text:p>16.200001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6.799999" calcext:value-type="float">
            <text:p>16.799999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6.299999" calcext:value-type="float">
            <text:p>16.299999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16.700001" calcext:value-type="float">
            <text:p>16.7000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17.200001" calcext:value-type="float">
            <text:p>17.200001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6.200001" calcext:value-type="float">
            <text:p>16.200001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18.799999" calcext:value-type="float">
            <text:p>18.799999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6.700001" calcext:value-type="float">
            <text:p>16.700001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18.700001" calcext:value-type="float">
            <text:p>18.700001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7.299999" calcext:value-type="float">
            <text:p>17.29999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20.299999" calcext:value-type="float">
            <text:p>20.299999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21.200001" calcext:value-type="float">
            <text:p>21.200001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8.299999" calcext:value-type="float">
            <text:p>18.29999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22.200001" calcext:value-type="float">
            <text:p>22.2000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.200001" calcext:value-type="float">
            <text:p>25.200001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22.799999" calcext:value-type="float">
            <text:p>22.799999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19.799999" calcext:value-type="float">
            <text:p>19.799999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27.200001" calcext:value-type="float">
            <text:p>27.200001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23.799999" calcext:value-type="float">
            <text:p>23.799999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19.700001" calcext:value-type="float">
            <text:p>19.70000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22.200001" calcext:value-type="float">
            <text:p>22.200001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23.799999" calcext:value-type="float">
            <text:p>23.799999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28.299999" calcext:value-type="float">
            <text:p>28.299999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24.799999" calcext:value-type="float">
            <text:p>24.799999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25.799999" calcext:value-type="float">
            <text:p>25.799999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25.200001" calcext:value-type="float">
            <text:p>25.200001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25.799999" calcext:value-type="float">
            <text:p>25.799999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24.200001" calcext:value-type="float">
            <text:p>24.20000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30.200001" calcext:value-type="float">
            <text:p>30.200001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32.799999" calcext:value-type="float">
            <text:p>32.799999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4.299999" calcext:value-type="float">
            <text:p>24.299999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27.700001" calcext:value-type="float">
            <text:p>27.70000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27.799999" calcext:value-type="float">
            <text:p>27.799999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27.799999" calcext:value-type="float">
            <text:p>27.799999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31.200001" calcext:value-type="float">
            <text:p>31.20000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6.700001" calcext:value-type="float">
            <text:p>26.700001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31.299999" calcext:value-type="float">
            <text:p>31.299999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32.400002" calcext:value-type="float">
            <text:p>32.400002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32.700001" calcext:value-type="float">
            <text:p>32.700001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34.099998" calcext:value-type="float">
            <text:p>34.099998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27.200001" calcext:value-type="float">
            <text:p>27.200001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33.099998" calcext:value-type="float">
            <text:p>33.099998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33.099998" calcext:value-type="float">
            <text:p>33.099998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32.799999" calcext:value-type="float">
            <text:p>32.799999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36.599998" calcext:value-type="float">
            <text:p>36.599998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38.299999" calcext:value-type="float">
            <text:p>38.299999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36.799999" calcext:value-type="float">
            <text:p>36.79999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36.900002" calcext:value-type="float">
            <text:p>36.90000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6.700001" calcext:value-type="float">
            <text:p>46.700001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43.700001" calcext:value-type="float">
            <text:p>43.700001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38.400002" calcext:value-type="float">
            <text:p>38.400002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38.700001" calcext:value-type="float">
            <text:p>38.700001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37.700001" calcext:value-type="float">
            <text:p>37.700001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40.299999" calcext:value-type="float">
            <text:p>40.299999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43.900002" calcext:value-type="float">
            <text:p>43.90000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33.700001" calcext:value-type="float">
            <text:p>33.700001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38.200001" calcext:value-type="float">
            <text:p>38.200001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37.900002" calcext:value-type="float">
            <text:p>37.900002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44.700001" calcext:value-type="float">
            <text:p>44.70000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9.599998" calcext:value-type="float">
            <text:p>49.599998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39.700001" calcext:value-type="float">
            <text:p>39.700001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43.900002" calcext:value-type="float">
            <text:p>43.900002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38.900002" calcext:value-type="float">
            <text:p>38.90000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2.099998" calcext:value-type="float">
            <text:p>42.099998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49.799999" calcext:value-type="float">
            <text:p>49.799999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44.400002" calcext:value-type="float">
            <text:p>44.400002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46.900002" calcext:value-type="float">
            <text:p>46.900002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46.599998" calcext:value-type="float">
            <text:p>46.599998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51.200001" calcext:value-type="float">
            <text:p>51.200001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44.599998" calcext:value-type="float">
            <text:p>44.599998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52.200001" calcext:value-type="float">
            <text:p>52.200001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57.299999" calcext:value-type="float">
            <text:p>57.29999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3.900002" calcext:value-type="float">
            <text:p>53.900002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52.799999" calcext:value-type="float">
            <text:p>52.799999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52.200001" calcext:value-type="float">
            <text:p>52.200001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62.099998" calcext:value-type="float">
            <text:p>62.099998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56.400002" calcext:value-type="float">
            <text:p>56.400002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58.799999" calcext:value-type="float">
            <text:p>58.799999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65.300003" calcext:value-type="float">
            <text:p>65.300003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57.799999" calcext:value-type="float">
            <text:p>57.799999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9.900002" calcext:value-type="float">
            <text:p>59.900002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61.200001" calcext:value-type="float">
            <text:p>61.200001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74.099998" calcext:value-type="float">
            <text:p>74.09999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55.900002" calcext:value-type="float">
            <text:p>55.900002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63.200001" calcext:value-type="float">
            <text:p>63.200001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69.900002" calcext:value-type="float">
            <text:p>69.900002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60.700001" calcext:value-type="float">
            <text:p>60.700001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64.599998" calcext:value-type="float">
            <text:p>64.599998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70.199997" calcext:value-type="float">
            <text:p>70.199997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78.400002" calcext:value-type="float">
            <text:p>78.400002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70.900002" calcext:value-type="float">
            <text:p>70.900002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86.900002" calcext:value-type="float">
            <text:p>86.900002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81.800003" calcext:value-type="float">
            <text:p>81.800003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89.400002" calcext:value-type="float">
            <text:p>89.400002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1.699997" calcext:value-type="float">
            <text:p>81.699997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82.900002" calcext:value-type="float">
            <text:p>82.900002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80.599998" calcext:value-type="float">
            <text:p>80.599998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80.800003" calcext:value-type="float">
            <text:p>80.800003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88.599998" calcext:value-type="float">
            <text:p>88.599998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94.300003" calcext:value-type="float">
            <text:p>94.300003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96.800003" calcext:value-type="float">
            <text:p>96.800003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90.300003" calcext:value-type="float">
            <text:p>90.300003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93.599998" calcext:value-type="float">
            <text:p>93.599998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85.400002" calcext:value-type="float">
            <text:p>85.400002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02.300003" calcext:value-type="float">
            <text:p>102.300003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92.400002" calcext:value-type="float">
            <text:p>92.400002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116.900002" calcext:value-type="float">
            <text:p>116.900002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4.599998" calcext:value-type="float">
            <text:p>114.599998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126.199997" calcext:value-type="float">
            <text:p>126.199997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110.300003" calcext:value-type="float">
            <text:p>110.300003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154.300003" calcext:value-type="float">
            <text:p>154.30000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19.599998" calcext:value-type="float">
            <text:p>119.599998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120.199997" calcext:value-type="float">
            <text:p>120.199997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165.399994" calcext:value-type="float">
            <text:p>165.399994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157.699997" calcext:value-type="float">
            <text:p>157.69999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40.100006" calcext:value-type="float">
            <text:p>140.100006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141.399994" calcext:value-type="float">
            <text:p>141.399994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231.300003" calcext:value-type="float">
            <text:p>231.300003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158.899994" calcext:value-type="float">
            <text:p>158.899994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226.100006" calcext:value-type="float">
            <text:p>226.100006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185.199997" calcext:value-type="float">
            <text:p>185.19999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3.399994" calcext:value-type="float">
            <text:p>193.399994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236.399994" calcext:value-type="float">
            <text:p>236.399994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263.399994" calcext:value-type="float">
            <text:p>263.399994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246.800003" calcext:value-type="float">
            <text:p>246.800003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194.300003" calcext:value-type="float">
            <text:p>194.300003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221.300003" calcext:value-type="float">
            <text:p>221.300003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240.5" calcext:value-type="float">
            <text:p>240.5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333.5" calcext:value-type="float">
            <text:p>333.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70.200012" calcext:value-type="float">
            <text:p>270.200012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338.5" calcext:value-type="float">
            <text:p>338.5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313.200012" calcext:value-type="float">
            <text:p>313.200012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395.600006" calcext:value-type="float">
            <text:p>395.600006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373.799988" calcext:value-type="float">
            <text:p>373.79998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423.5" calcext:value-type="float">
            <text:p>423.5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375.899994" calcext:value-type="float">
            <text:p>375.899994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431.799988" calcext:value-type="float">
            <text:p>431.799988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622.799988" calcext:value-type="float">
            <text:p>622.799988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610.400024" calcext:value-type="float">
            <text:p>610.40002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573.200012" calcext:value-type="float">
            <text:p>573.200012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679.400024" calcext:value-type="float">
            <text:p>679.400024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775.299988" calcext:value-type="float">
            <text:p>775.299988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915.599976" calcext:value-type="float">
            <text:p>915.599976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1387.400024" calcext:value-type="float">
            <text:p>1387.40002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1270.099976" calcext:value-type="float">
            <text:p>1270.09997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204.400024" calcext:value-type="float">
            <text:p>1204.40002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1797.599976" calcext:value-type="float">
            <text:p>1797.59997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698.099976" calcext:value-type="float">
            <text:p>1698.099976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967.300049" calcext:value-type="float">
            <text:p>1967.30004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2289.100098" calcext:value-type="float">
            <text:p>2289.10009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2843.300049" calcext:value-type="float">
            <text:p>2843.300049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2521.899902" calcext:value-type="float">
            <text:p>2521.899902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2798.600098" calcext:value-type="float">
            <text:p>2798.600098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2722.699951" calcext:value-type="float">
            <text:p>2722.699951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2815.399902" calcext:value-type="float">
            <text:p>2815.3999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54.600098" calcext:value-type="float">
            <text:p>2554.600098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2400.399902" calcext:value-type="float">
            <text:p>2400.39990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2262.800049" calcext:value-type="float">
            <text:p>2262.800049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2356.800049" calcext:value-type="float">
            <text:p>2356.800049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2355.600098" calcext:value-type="float">
            <text:p>2355.600098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2220.899902" calcext:value-type="float">
            <text:p>2220.899902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2270.5" calcext:value-type="float">
            <text:p>2270.5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2101.300049" calcext:value-type="float">
            <text:p>2101.300049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2064.899902" calcext:value-type="float">
            <text:p>2064.899902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2004.5" calcext:value-type="float">
            <text:p>2004.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113.5" calcext:value-type="float">
            <text:p>2113.5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1948.699951" calcext:value-type="float">
            <text:p>1948.699951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920.099976" calcext:value-type="float">
            <text:p>1920.099976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1959.800049" calcext:value-type="float">
            <text:p>1959.800049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1897.699951" calcext:value-type="float">
            <text:p>1897.699951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1872.800049" calcext:value-type="float">
            <text:p>1872.800049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1855.099976" calcext:value-type="float">
            <text:p>1855.099976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817.599976" calcext:value-type="float">
            <text:p>1817.599976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1809.599976" calcext:value-type="float">
            <text:p>1809.59997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1746.900024" calcext:value-type="float">
            <text:p>1746.900024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1752.900024" calcext:value-type="float">
            <text:p>1752.900024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1702.800049" calcext:value-type="float">
            <text:p>1702.800049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699.699951" calcext:value-type="float">
            <text:p>1699.69995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720.5" calcext:value-type="float">
            <text:p>1720.5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1700.199951" calcext:value-type="float">
            <text:p>1700.199951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1657.800049" calcext:value-type="float">
            <text:p>1657.800049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1640.300049" calcext:value-type="float">
            <text:p>1640.300049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1640.699951" calcext:value-type="float">
            <text:p>1640.69995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639.800049" calcext:value-type="float">
            <text:p>1639.800049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1633.5" calcext:value-type="float">
            <text:p>1633.5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1621.599976" calcext:value-type="float">
            <text:p>1621.599976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598.900024" calcext:value-type="float">
            <text:p>1598.90002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1592.199951" calcext:value-type="float">
            <text:p>1592.199951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607.099976" calcext:value-type="float">
            <text:p>1607.099976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1584.900024" calcext:value-type="float">
            <text:p>1584.900024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1570.400024" calcext:value-type="float">
            <text:p>1570.400024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1561.900024" calcext:value-type="float">
            <text:p>1561.90002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563.900024" calcext:value-type="float">
            <text:p>1563.900024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545.5" calcext:value-type="float">
            <text:p>1545.5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534.099976" calcext:value-type="float">
            <text:p>1534.099976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1536.400024" calcext:value-type="float">
            <text:p>1536.40002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520.699951" calcext:value-type="float">
            <text:p>1520.699951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1521.699951" calcext:value-type="float">
            <text:p>1521.699951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1517.900024" calcext:value-type="float">
            <text:p>1517.900024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508.599976" calcext:value-type="float">
            <text:p>1508.599976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493.900024" calcext:value-type="float">
            <text:p>1493.90002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1490.699951" calcext:value-type="float">
            <text:p>1490.699951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1483.800049" calcext:value-type="float">
            <text:p>1483.800049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1481.5" calcext:value-type="float">
            <text:p>1481.5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476.599976" calcext:value-type="float">
            <text:p>1476.599976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1464.400024" calcext:value-type="float">
            <text:p>1464.400024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1458.699951" calcext:value-type="float">
            <text:p>1458.699951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1453.300049" calcext:value-type="float">
            <text:p>1453.300049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1451.800049" calcext:value-type="float">
            <text:p>1451.80004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1443.099976" calcext:value-type="float">
            <text:p>1443.099976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1431.199951" calcext:value-type="float">
            <text:p>1431.199951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1436.400024" calcext:value-type="float">
            <text:p>1436.400024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1433.199951" calcext:value-type="float">
            <text:p>1433.199951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1430.199951" calcext:value-type="float">
            <text:p>1430.199951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417.599976" calcext:value-type="float">
            <text:p>1417.599976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1415.300049" calcext:value-type="float">
            <text:p>1415.300049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1410.5" calcext:value-type="float">
            <text:p>1410.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403.699951" calcext:value-type="float">
            <text:p>1403.699951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1399.800049" calcext:value-type="float">
            <text:p>1399.800049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400.300049" calcext:value-type="float">
            <text:p>1400.300049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1396.199951" calcext:value-type="float">
            <text:p>1396.199951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1394.900024" calcext:value-type="float">
            <text:p>1394.90002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389.699951" calcext:value-type="float">
            <text:p>1389.699951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1381.099976" calcext:value-type="float">
            <text:p>1381.099976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1384.800049" calcext:value-type="float">
            <text:p>1384.800049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379.800049" calcext:value-type="float">
            <text:p>1379.800049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1376.599976" calcext:value-type="float">
            <text:p>1376.59997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69.599976" calcext:value-type="float">
            <text:p>1369.599976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1368.599976" calcext:value-type="float">
            <text:p>1368.599976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1370.5" calcext:value-type="float">
            <text:p>1370.5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1364.199951" calcext:value-type="float">
            <text:p>1364.199951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360.199951" calcext:value-type="float">
            <text:p>1360.199951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357.099976" calcext:value-type="float">
            <text:p>1357.099976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1356.099976" calcext:value-type="float">
            <text:p>1356.099976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1353.099976" calcext:value-type="float">
            <text:p>1353.099976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1352.400024" calcext:value-type="float">
            <text:p>1352.400024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1347.599976" calcext:value-type="float">
            <text:p>1347.59997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344.800049" calcext:value-type="float">
            <text:p>1344.800049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342.900024" calcext:value-type="float">
            <text:p>1342.900024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1338.699951" calcext:value-type="float">
            <text:p>1338.699951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1332.400024" calcext:value-type="float">
            <text:p>1332.400024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1332.800049" calcext:value-type="float">
            <text:p>1332.800049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332.599976" calcext:value-type="float">
            <text:p>1332.599976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325.199951" calcext:value-type="float">
            <text:p>1325.199951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1324.599976" calcext:value-type="float">
            <text:p>1324.599976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1323.5" calcext:value-type="float">
            <text:p>1323.5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1323.300049" calcext:value-type="float">
            <text:p>1323.3000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19.699951" calcext:value-type="float">
            <text:p>1319.69995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318.5" calcext:value-type="float">
            <text:p>1318.5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315.199951" calcext:value-type="float">
            <text:p>1315.199951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309.699951" calcext:value-type="float">
            <text:p>1309.699951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308.800049" calcext:value-type="float">
            <text:p>1308.80004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303.099976" calcext:value-type="float">
            <text:p>1303.09997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302.900024" calcext:value-type="float">
            <text:p>1302.90002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301.900024" calcext:value-type="float">
            <text:p>1301.900024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301.599976" calcext:value-type="float">
            <text:p>1301.599976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299.199951" calcext:value-type="float">
            <text:p>1299.19995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295.900024" calcext:value-type="float">
            <text:p>1295.900024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298.199951" calcext:value-type="float">
            <text:p>1298.199951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294.099976" calcext:value-type="float">
            <text:p>1294.099976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287.5" calcext:value-type="float">
            <text:p>1287.5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283.300049" calcext:value-type="float">
            <text:p>1283.300049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282.099976" calcext:value-type="float">
            <text:p>1282.099976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279.099976" calcext:value-type="float">
            <text:p>1279.099976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1280.099976" calcext:value-type="float">
            <text:p>1280.099976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1281.099976" calcext:value-type="float">
            <text:p>1281.09997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76.199951" calcext:value-type="float">
            <text:p>1276.199951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1273.599976" calcext:value-type="float">
            <text:p>1273.599976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1270.400024" calcext:value-type="float">
            <text:p>1270.400024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1273.099976" calcext:value-type="float">
            <text:p>1273.099976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1268.800049" calcext:value-type="float">
            <text:p>1268.800049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267.5" calcext:value-type="float">
            <text:p>1267.5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265.699951" calcext:value-type="float">
            <text:p>1265.699951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1261.199951" calcext:value-type="float">
            <text:p>1261.199951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1261.699951" calcext:value-type="float">
            <text:p>1261.699951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1257.599976" calcext:value-type="float">
            <text:p>1257.59997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256.900024" calcext:value-type="float">
            <text:p>1256.900024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254.300049" calcext:value-type="float">
            <text:p>1254.300049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247.699951" calcext:value-type="float">
            <text:p>1247.699951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244.900024" calcext:value-type="float">
            <text:p>1244.900024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1244.599976" calcext:value-type="float">
            <text:p>1244.599976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241.699951" calcext:value-type="float">
            <text:p>1241.699951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1241.800049" calcext:value-type="float">
            <text:p>1241.80004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237.300049" calcext:value-type="float">
            <text:p>1237.300049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234.300049" calcext:value-type="float">
            <text:p>1234.300049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1232.699951" calcext:value-type="float">
            <text:p>1232.699951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1229.800049" calcext:value-type="float">
            <text:p>1229.800049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1227.099976" calcext:value-type="float">
            <text:p>1227.099976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223.199951" calcext:value-type="float">
            <text:p>1223.19995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23.900024" calcext:value-type="float">
            <text:p>1223.900024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221.5" calcext:value-type="float">
            <text:p>1221.5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1220.300049" calcext:value-type="float">
            <text:p>1220.300049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1219.400024" calcext:value-type="float">
            <text:p>1219.400024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1217.300049" calcext:value-type="float">
            <text:p>1217.300049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1216.900024" calcext:value-type="float">
            <text:p>1216.900024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214.199951" calcext:value-type="float">
            <text:p>1214.199951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1214.199951" calcext:value-type="float">
            <text:p>1214.199951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1211.400024" calcext:value-type="float">
            <text:p>1211.400024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213.300049" calcext:value-type="float">
            <text:p>1213.30004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11.699951" calcext:value-type="float">
            <text:p>1211.699951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1208.400024" calcext:value-type="float">
            <text:p>1208.400024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206.199951" calcext:value-type="float">
            <text:p>1206.199951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1203.599976" calcext:value-type="float">
            <text:p>1203.599976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1202.400024" calcext:value-type="float">
            <text:p>1202.400024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1200.800049" calcext:value-type="float">
            <text:p>1200.800049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1197.300049" calcext:value-type="float">
            <text:p>1197.300049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196.599976" calcext:value-type="float">
            <text:p>1196.599976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1196.599976" calcext:value-type="float">
            <text:p>1196.59997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196.400024" calcext:value-type="float">
            <text:p>1196.40002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195.599976" calcext:value-type="float">
            <text:p>1195.599976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192.199951" calcext:value-type="float">
            <text:p>1192.199951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192.699951" calcext:value-type="float">
            <text:p>1192.699951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189.400024" calcext:value-type="float">
            <text:p>1189.40002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190.099976" calcext:value-type="float">
            <text:p>1190.099976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188.800049" calcext:value-type="float">
            <text:p>1188.800049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186.400024" calcext:value-type="float">
            <text:p>1186.400024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184.699951" calcext:value-type="float">
            <text:p>1184.699951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1183.5" calcext:value-type="float">
            <text:p>1183.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181.400024" calcext:value-type="float">
            <text:p>1181.400024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1182.099976" calcext:value-type="float">
            <text:p>1182.099976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1181.400024" calcext:value-type="float">
            <text:p>1181.400024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1181.400024" calcext:value-type="float">
            <text:p>1181.400024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1177.599976" calcext:value-type="float">
            <text:p>1177.599976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175.800049" calcext:value-type="float">
            <text:p>1175.800049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1174.099976" calcext:value-type="float">
            <text:p>1174.099976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1171.599976" calcext:value-type="float">
            <text:p>1171.599976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171.599976" calcext:value-type="float">
            <text:p>1171.59997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170.199951" calcext:value-type="float">
            <text:p>1170.199951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1170.300049" calcext:value-type="float">
            <text:p>1170.300049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168.199951" calcext:value-type="float">
            <text:p>1168.199951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1165.300049" calcext:value-type="float">
            <text:p>1165.300049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165.400024" calcext:value-type="float">
            <text:p>1165.400024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1164.599976" calcext:value-type="float">
            <text:p>1164.599976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1161.300049" calcext:value-type="float">
            <text:p>1161.300049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159.900024" calcext:value-type="float">
            <text:p>1159.900024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1159.699951" calcext:value-type="float">
            <text:p>1159.69995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58.699951" calcext:value-type="float">
            <text:p>1158.699951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1157.699951" calcext:value-type="float">
            <text:p>1157.699951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1156.400024" calcext:value-type="float">
            <text:p>1156.400024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1155.400024" calcext:value-type="float">
            <text:p>1155.400024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153.5" calcext:value-type="float">
            <text:p>1153.5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153.599976" calcext:value-type="float">
            <text:p>1153.599976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1151.599976" calcext:value-type="float">
            <text:p>1151.599976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152.199951" calcext:value-type="float">
            <text:p>1152.199951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1148.699951" calcext:value-type="float">
            <text:p>1148.699951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1149.099976" calcext:value-type="float">
            <text:p>1149.09997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148.300049" calcext:value-type="float">
            <text:p>1148.300049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1146.5" calcext:value-type="float">
            <text:p>1146.5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1145.300049" calcext:value-type="float">
            <text:p>1145.300049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145.199951" calcext:value-type="float">
            <text:p>1145.199951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1142.400024" calcext:value-type="float">
            <text:p>1142.400024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141.300049" calcext:value-type="float">
            <text:p>1141.300049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1139.699951" calcext:value-type="float">
            <text:p>1139.699951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1139.599976" calcext:value-type="float">
            <text:p>1139.59997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138.099976" calcext:value-type="float">
            <text:p>1138.099976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1138.199951" calcext:value-type="float">
            <text:p>1138.199951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136.5" calcext:value-type="float">
            <text:p>1136.5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1133.400024" calcext:value-type="float">
            <text:p>1133.400024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1133.400024" calcext:value-type="float">
            <text:p>1133.40002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132.400024" calcext:value-type="float">
            <text:p>1132.400024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132.900024" calcext:value-type="float">
            <text:p>1132.90002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131.699951" calcext:value-type="float">
            <text:p>1131.699951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129.5" calcext:value-type="float">
            <text:p>1129.5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129.199951" calcext:value-type="float">
            <text:p>1129.1999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127.400024" calcext:value-type="float">
            <text:p>1127.400024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126.900024" calcext:value-type="float">
            <text:p>1126.900024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1125.300049" calcext:value-type="float">
            <text:p>1125.300049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123.400024" calcext:value-type="float">
            <text:p>1123.40002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1124.300049" calcext:value-type="float">
            <text:p>1124.300049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1121.900024" calcext:value-type="float">
            <text:p>1121.900024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121.099976" calcext:value-type="float">
            <text:p>1121.099976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1120.900024" calcext:value-type="float">
            <text:p>1120.900024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1120.099976" calcext:value-type="float">
            <text:p>1120.09997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118.599976" calcext:value-type="float">
            <text:p>1118.599976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1116.400024" calcext:value-type="float">
            <text:p>1116.400024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115.599976" calcext:value-type="float">
            <text:p>1115.599976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1114.699951" calcext:value-type="float">
            <text:p>1114.699951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113.699951" calcext:value-type="float">
            <text:p>1113.699951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113.300049" calcext:value-type="float">
            <text:p>1113.300049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1112.300049" calcext:value-type="float">
            <text:p>1112.300049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1110.699951" calcext:value-type="float">
            <text:p>1110.699951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1109.599976" calcext:value-type="float">
            <text:p>1109.59997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109.5" calcext:value-type="float">
            <text:p>1109.5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1108.699951" calcext:value-type="float">
            <text:p>1108.699951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108.699951" calcext:value-type="float">
            <text:p>1108.699951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106.599976" calcext:value-type="float">
            <text:p>1106.599976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105.699951" calcext:value-type="float">
            <text:p>1105.699951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1104.199951" calcext:value-type="float">
            <text:p>1104.199951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103.199951" calcext:value-type="float">
            <text:p>1103.199951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102.800049" calcext:value-type="float">
            <text:p>1102.800049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1102.900024" calcext:value-type="float">
            <text:p>1102.90002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100.699951" calcext:value-type="float">
            <text:p>1100.699951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100.300049" calcext:value-type="float">
            <text:p>1100.300049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1099.099976" calcext:value-type="float">
            <text:p>1099.099976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1099.099976" calcext:value-type="float">
            <text:p>1099.099976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096.800049" calcext:value-type="float">
            <text:p>1096.800049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1097.699951" calcext:value-type="float">
            <text:p>1097.699951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1096.800049" calcext:value-type="float">
            <text:p>1096.800049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095.400024" calcext:value-type="float">
            <text:p>1095.400024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1093.900024" calcext:value-type="float">
            <text:p>1093.900024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1094.099976" calcext:value-type="float">
            <text:p>1094.09997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092.400024" calcext:value-type="float">
            <text:p>1092.400024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1092.099976" calcext:value-type="float">
            <text:p>1092.099976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1091.199951" calcext:value-type="float">
            <text:p>1091.199951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1090.5" calcext:value-type="float">
            <text:p>1090.5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1089.5" calcext:value-type="float">
            <text:p>1089.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089.900024" calcext:value-type="float">
            <text:p>1089.90002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087.400024" calcext:value-type="float">
            <text:p>1087.400024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1087.199951" calcext:value-type="float">
            <text:p>1087.199951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1086.400024" calcext:value-type="float">
            <text:p>1086.40002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1085.400024" calcext:value-type="float">
            <text:p>1085.40002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084.900024" calcext:value-type="float">
            <text:p>1084.900024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083.800049" calcext:value-type="float">
            <text:p>1083.800049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083.199951" calcext:value-type="float">
            <text:p>1083.199951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1083.199951" calcext:value-type="float">
            <text:p>1083.199951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1081.300049" calcext:value-type="float">
            <text:p>1081.300049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081.5" calcext:value-type="float">
            <text:p>1081.5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1080.400024" calcext:value-type="float">
            <text:p>1080.400024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1079.800049" calcext:value-type="float">
            <text:p>1079.800049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078.300049" calcext:value-type="float">
            <text:p>1078.300049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1078.300049" calcext:value-type="float">
            <text:p>1078.30004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077.099976" calcext:value-type="float">
            <text:p>1077.099976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1076.199951" calcext:value-type="float">
            <text:p>1076.199951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1075.300049" calcext:value-type="float">
            <text:p>1075.300049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074.5" calcext:value-type="float">
            <text:p>1074.5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1073.900024" calcext:value-type="float">
            <text:p>1073.900024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073.599976" calcext:value-type="float">
            <text:p>1073.599976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1074.199951" calcext:value-type="float">
            <text:p>1074.199951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1071.900024" calcext:value-type="float">
            <text:p>1071.900024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1071.199951" calcext:value-type="float">
            <text:p>1071.199951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1070.300049" calcext:value-type="float">
            <text:p>1070.30004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69.599976" calcext:value-type="float">
            <text:p>1069.599976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069.300049" calcext:value-type="float">
            <text:p>1069.300049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1068.5" calcext:value-type="float">
            <text:p>1068.5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1066.900024" calcext:value-type="float">
            <text:p>1066.900024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1067.199951" calcext:value-type="float">
            <text:p>1067.199951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1065.800049" calcext:value-type="float">
            <text:p>1065.800049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1064.900024" calcext:value-type="float">
            <text:p>1064.900024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1064.400024" calcext:value-type="float">
            <text:p>1064.400024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1064.699951" calcext:value-type="float">
            <text:p>1064.699951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1062.900024" calcext:value-type="float">
            <text:p>1062.90002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1062.199951" calcext:value-type="float">
            <text:p>1062.19995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060.800049" calcext:value-type="float">
            <text:p>1060.800049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1060.800049" calcext:value-type="float">
            <text:p>1060.800049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059.300049" calcext:value-type="float">
            <text:p>1059.300049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1058.400024" calcext:value-type="float">
            <text:p>1058.400024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1057.900024" calcext:value-type="float">
            <text:p>1057.900024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1056.699951" calcext:value-type="float">
            <text:p>1056.699951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056.5" calcext:value-type="float">
            <text:p>1056.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55.599976" calcext:value-type="float">
            <text:p>1055.599976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1054.900024" calcext:value-type="float">
            <text:p>1054.900024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1054.199951" calcext:value-type="float">
            <text:p>1054.199951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052.699951" calcext:value-type="float">
            <text:p>1052.699951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051.699951" calcext:value-type="float">
            <text:p>1051.699951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1051.699951" calcext:value-type="float">
            <text:p>1051.699951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1050.599976" calcext:value-type="float">
            <text:p>1050.599976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1050.5" calcext:value-type="float">
            <text:p>1050.5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1048.800049" calcext:value-type="float">
            <text:p>1048.80004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048.400024" calcext:value-type="float">
            <text:p>1048.400024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1048.099976" calcext:value-type="float">
            <text:p>1048.099976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1047.300049" calcext:value-type="float">
            <text:p>1047.300049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1046.699951" calcext:value-type="float">
            <text:p>1046.699951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1046.400024" calcext:value-type="float">
            <text:p>1046.400024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1045.199951" calcext:value-type="float">
            <text:p>1045.199951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045.099976" calcext:value-type="float">
            <text:p>1045.099976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1044.599976" calcext:value-type="float">
            <text:p>1044.599976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044.300049" calcext:value-type="float">
            <text:p>1044.300049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1042.5" calcext:value-type="float">
            <text:p>1042.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042.400024" calcext:value-type="float">
            <text:p>1042.400024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1041.800049" calcext:value-type="float">
            <text:p>1041.800049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1040.900024" calcext:value-type="float">
            <text:p>1040.900024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1039.800049" calcext:value-type="float">
            <text:p>1039.800049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038.699951" calcext:value-type="float">
            <text:p>1038.699951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1038.300049" calcext:value-type="float">
            <text:p>1038.300049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1037.5" calcext:value-type="float">
            <text:p>1037.5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1036.599976" calcext:value-type="float">
            <text:p>1036.599976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1036.199951" calcext:value-type="float">
            <text:p>1036.19995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035.800049" calcext:value-type="float">
            <text:p>1035.800049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1035.199951" calcext:value-type="float">
            <text:p>1035.199951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1033.900024" calcext:value-type="float">
            <text:p>1033.900024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1033.900024" calcext:value-type="float">
            <text:p>1033.900024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1032.599976" calcext:value-type="float">
            <text:p>1032.599976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1032.5" calcext:value-type="float">
            <text:p>1032.5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1032.199951" calcext:value-type="float">
            <text:p>1032.199951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031.300049" calcext:value-type="float">
            <text:p>1031.300049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1030.900024" calcext:value-type="float">
            <text:p>1030.900024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1030.099976" calcext:value-type="float">
            <text:p>1030.09997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029.099976" calcext:value-type="float">
            <text:p>1029.099976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1028.300049" calcext:value-type="float">
            <text:p>1028.300049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1027.400024" calcext:value-type="float">
            <text:p>1027.400024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1026.800049" calcext:value-type="float">
            <text:p>1026.800049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026.199951" calcext:value-type="float">
            <text:p>1026.199951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026.199951" calcext:value-type="float">
            <text:p>1026.199951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1024.599976" calcext:value-type="float">
            <text:p>1024.599976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1023.799988" calcext:value-type="float">
            <text:p>1023.799988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1023.299988" calcext:value-type="float">
            <text:p>1023.299988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023.099976" calcext:value-type="float">
            <text:p>1023.099976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1022.599976" calcext:value-type="float">
            <text:p>1022.599976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1021.799988" calcext:value-type="float">
            <text:p>1021.799988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1021.299988" calcext:value-type="float">
            <text:p>1021.299988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1020.099976" calcext:value-type="float">
            <text:p>1020.099976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020.299988" calcext:value-type="float">
            <text:p>1020.299988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018.900024" calcext:value-type="float">
            <text:p>1018.900024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1017.900024" calcext:value-type="float">
            <text:p>1017.900024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1017.400024" calcext:value-type="float">
            <text:p>1017.40002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016.900024" calcext:value-type="float">
            <text:p>1016.900024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1016.200012" calcext:value-type="float">
            <text:p>1016.200012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1015.200012" calcext:value-type="float">
            <text:p>1015.200012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1014.700012" calcext:value-type="float">
            <text:p>1014.700012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013.799988" calcext:value-type="float">
            <text:p>1013.799988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1013.700012" calcext:value-type="float">
            <text:p>1013.700012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1011.400024" calcext:value-type="float">
            <text:p>1011.400024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010.099976" calcext:value-type="float">
            <text:p>1010.099976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1009.400024" calcext:value-type="float">
            <text:p>1009.400024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1008.799988" calcext:value-type="float">
            <text:p>1008.799988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1008.200012" calcext:value-type="float">
            <text:p>1008.200012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007.400024" calcext:value-type="float">
            <text:p>1007.400024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006.5" calcext:value-type="float">
            <text:p>1006.5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1005.599976" calcext:value-type="float">
            <text:p>1005.599976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5:43:52.598091073</dc:date>
    <meta:editing-duration>PT25M10S</meta:editing-duration>
    <meta:editing-cycles>1</meta:editing-cycles>
    <meta:document-statistic meta:table-count="1" meta:cell-count="2002" meta:object-count="1"/>
    <meta:generator>LibreOffice/4.4.4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legend chart:legend-position="end" svg:x="13.715cm" svg:y="3.935cm" style:legend-expansion="high" chart:style-name="ch2"/>
        <chart:plot-area chart:style-name="ch3" table:cell-range-address="graph_data2.A1:graph_data2.B1001" svg:x="0.319cm" svg:y="0.179cm" svg:width="13.077cm" svg:height="8.617cm">
          <chartooo:coordinate-region svg:x="1.319cm" svg:y="0.179cm" svg:width="12.077cm" svg:height="7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_data2.A1:graph_data2.A1001" chart:class="chart:bar">
            <chart:data-point chart:repeated="1001"/>
          </chart:series>
          <chart:series chart:style-name="ch8" chart:values-cell-range-address="graph_data2.B1:graph_data2.B1001" chart:class="chart:bar"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_data2.A1:graph_data2.A1001</svg:desc>
                </draw:g>
              </table:table-cell>
              <table:table-cell office:value-type="float" office:value="0">
                <text:p>0</text:p>
                <draw:g>
                  <svg:desc>graph_data2.B1:graph_data2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1">
                <text:p>0.3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2">
                <text:p>0.30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3">
                <text:p>0.3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4">
                <text:p>0.30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5">
                <text:p>0.30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6">
                <text:p>0.30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7">
                <text:p>0.30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8">
                <text:p>0.3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9">
                <text:p>0.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">
                <text:p>0.3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1">
                <text:p>0.311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2">
                <text:p>0.3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3">
                <text:p>0.31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4">
                <text:p>0.31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5">
                <text:p>0.31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6">
                <text:p>0.31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7">
                <text:p>0.31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8">
                <text:p>0.31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9">
                <text:p>0.31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">
                <text:p>0.3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1">
                <text:p>0.32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2">
                <text:p>0.32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3">
                <text:p>0.323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4">
                <text:p>0.32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5">
                <text:p>0.32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6">
                <text:p>0.32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7">
                <text:p>0.32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8">
                <text:p>0.32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">
                <text:p>0.32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">
                <text:p>0.3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1">
                <text:p>0.33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2">
                <text:p>0.33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3">
                <text:p>0.33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4">
                <text:p>0.33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5">
                <text:p>0.33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6">
                <text:p>0.3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7">
                <text:p>0.3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8">
                <text:p>0.33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9">
                <text:p>0.3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">
                <text:p>0.3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1">
                <text:p>0.34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2">
                <text:p>0.34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3">
                <text:p>0.34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4">
                <text:p>0.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5">
                <text:p>0.34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6">
                <text:p>0.346</text:p>
              </table:table-cell>
              <table:table-cell office:value-type="float" office:value="17.799999">
                <text:p>17.799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7">
                <text:p>0.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8">
                <text:p>0.34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9">
                <text:p>0.34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">
                <text:p>0.35</text:p>
              </table:table-cell>
              <table:table-cell office:value-type="float" office:value="16.200001">
                <text:p>16.200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1">
                <text:p>0.35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2">
                <text:p>0.35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3">
                <text:p>0.353</text:p>
              </table:table-cell>
              <table:table-cell office:value-type="float" office:value="16.799999">
                <text:p>16.7999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4">
                <text:p>0.35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5">
                <text:p>0.355</text:p>
              </table:table-cell>
              <table:table-cell office:value-type="float" office:value="16.299999">
                <text:p>16.2999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6">
                <text:p>0.35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7">
                <text:p>0.35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8">
                <text:p>0.35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9">
                <text:p>0.359</text:p>
              </table:table-cell>
              <table:table-cell office:value-type="float" office:value="16.700001">
                <text:p>16.7000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">
                <text:p>0.3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1">
                <text:p>0.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2">
                <text:p>0.3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3">
                <text:p>0.363</text:p>
              </table:table-cell>
              <table:table-cell office:value-type="float" office:value="17.200001">
                <text:p>17.200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4">
                <text:p>0.36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5">
                <text:p>0.365</text:p>
              </table:table-cell>
              <table:table-cell office:value-type="float" office:value="16.200001">
                <text:p>16.2000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6">
                <text:p>0.36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7">
                <text:p>0.367</text:p>
              </table:table-cell>
              <table:table-cell office:value-type="float" office:value="18.799999">
                <text:p>18.7999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8">
                <text:p>0.36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9">
                <text:p>0.36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">
                <text:p>0.3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1">
                <text:p>0.37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2">
                <text:p>0.3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3">
                <text:p>0.373</text:p>
              </table:table-cell>
              <table:table-cell office:value-type="float" office:value="16.700001">
                <text:p>16.700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">
                <text:p>0.374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5">
                <text:p>0.3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6">
                <text:p>0.376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7">
                <text:p>0.377</text:p>
              </table:table-cell>
              <table:table-cell office:value-type="float" office:value="18.700001">
                <text:p>18.70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8">
                <text:p>0.37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9">
                <text:p>0.37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">
                <text:p>0.38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">
                <text:p>0.38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2">
                <text:p>0.38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3">
                <text:p>0.38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4">
                <text:p>0.38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5">
                <text:p>0.385</text:p>
              </table:table-cell>
              <table:table-cell office:value-type="float" office:value="17.299999">
                <text:p>17.2999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6">
                <text:p>0.3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7">
                <text:p>0.38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8">
                <text:p>0.388</text:p>
              </table:table-cell>
              <table:table-cell office:value-type="float" office:value="20.299999">
                <text:p>20.299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9">
                <text:p>0.38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">
                <text:p>0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">
                <text:p>0.39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2">
                <text:p>0.392</text:p>
              </table:table-cell>
              <table:table-cell office:value-type="float" office:value="21.200001">
                <text:p>21.20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3">
                <text:p>0.39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4">
                <text:p>0.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5">
                <text:p>0.39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6">
                <text:p>0.396</text:p>
              </table:table-cell>
              <table:table-cell office:value-type="float" office:value="18.299999">
                <text:p>18.2999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7">
                <text:p>0.39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8">
                <text:p>0.398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9">
                <text:p>0.399</text:p>
              </table:table-cell>
              <table:table-cell office:value-type="float" office:value="22.200001">
                <text:p>22.200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25.200001">
                <text:p>25.2000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1">
                <text:p>0.401</text:p>
              </table:table-cell>
              <table:table-cell office:value-type="float" office:value="22.799999">
                <text:p>22.7999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2">
                <text:p>0.40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3">
                <text:p>0.403</text:p>
              </table:table-cell>
              <table:table-cell office:value-type="float" office:value="19.799999">
                <text:p>19.7999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4">
                <text:p>0.40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5">
                <text:p>0.405</text:p>
              </table:table-cell>
              <table:table-cell office:value-type="float" office:value="27.200001">
                <text:p>27.200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6">
                <text:p>0.406</text:p>
              </table:table-cell>
              <table:table-cell office:value-type="float" office:value="23.799999">
                <text:p>23.7999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7">
                <text:p>0.407</text:p>
              </table:table-cell>
              <table:table-cell office:value-type="float" office:value="19.700001">
                <text:p>19.7000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8">
                <text:p>0.408</text:p>
              </table:table-cell>
              <table:table-cell office:value-type="float" office:value="22.200001">
                <text:p>22.2000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9">
                <text:p>0.40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">
                <text:p>0.4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1">
                <text:p>0.411</text:p>
              </table:table-cell>
              <table:table-cell office:value-type="float" office:value="23.799999">
                <text:p>23.7999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2">
                <text:p>0.412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3">
                <text:p>0.413</text:p>
              </table:table-cell>
              <table:table-cell office:value-type="float" office:value="28.299999">
                <text:p>28.299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4">
                <text:p>0.41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5">
                <text:p>0.41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">
                <text:p>0.41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7">
                <text:p>0.417</text:p>
              </table:table-cell>
              <table:table-cell office:value-type="float" office:value="24.799999">
                <text:p>24.7999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8">
                <text:p>0.418</text:p>
              </table:table-cell>
              <table:table-cell office:value-type="float" office:value="25.799999">
                <text:p>25.7999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9">
                <text:p>0.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">
                <text:p>0.4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1">
                <text:p>0.421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2">
                <text:p>0.422</text:p>
              </table:table-cell>
              <table:table-cell office:value-type="float" office:value="25.200001">
                <text:p>25.2000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3">
                <text:p>0.423</text:p>
              </table:table-cell>
              <table:table-cell office:value-type="float" office:value="25.799999">
                <text:p>25.7999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4">
                <text:p>0.424</text:p>
              </table:table-cell>
              <table:table-cell office:value-type="float" office:value="24.200001">
                <text:p>24.2000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5">
                <text:p>0.4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6">
                <text:p>0.426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7">
                <text:p>0.427</text:p>
              </table:table-cell>
              <table:table-cell office:value-type="float" office:value="30.200001">
                <text:p>30.2000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">
                <text:p>0.428</text:p>
              </table:table-cell>
              <table:table-cell office:value-type="float" office:value="32.799999">
                <text:p>32.7999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9">
                <text:p>0.429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">
                <text:p>0.43</text:p>
              </table:table-cell>
              <table:table-cell office:value-type="float" office:value="24.299999">
                <text:p>24.299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1">
                <text:p>0.431</text:p>
              </table:table-cell>
              <table:table-cell office:value-type="float" office:value="27.700001">
                <text:p>27.7000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2">
                <text:p>0.43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3">
                <text:p>0.4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4">
                <text:p>0.434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5">
                <text:p>0.4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6">
                <text:p>0.43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7">
                <text:p>0.437</text:p>
              </table:table-cell>
              <table:table-cell office:value-type="float" office:value="27.799999">
                <text:p>27.7999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8">
                <text:p>0.438</text:p>
              </table:table-cell>
              <table:table-cell office:value-type="float" office:value="27.799999">
                <text:p>27.7999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9">
                <text:p>0.439</text:p>
              </table:table-cell>
              <table:table-cell office:value-type="float" office:value="31.200001">
                <text:p>31.2000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">
                <text:p>0.44</text:p>
              </table:table-cell>
              <table:table-cell office:value-type="float" office:value="26.700001">
                <text:p>26.7000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1">
                <text:p>0.4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2">
                <text:p>0.442</text:p>
              </table:table-cell>
              <table:table-cell office:value-type="float" office:value="31.299999">
                <text:p>31.2999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3">
                <text:p>0.44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4">
                <text:p>0.444</text:p>
              </table:table-cell>
              <table:table-cell office:value-type="float" office:value="32.400002">
                <text:p>32.4000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5">
                <text:p>0.445</text:p>
              </table:table-cell>
              <table:table-cell office:value-type="float" office:value="32.700001">
                <text:p>32.7000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6">
                <text:p>0.446</text:p>
              </table:table-cell>
              <table:table-cell office:value-type="float" office:value="34.099998">
                <text:p>34.0999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7">
                <text:p>0.447</text:p>
              </table:table-cell>
              <table:table-cell office:value-type="float" office:value="27.200001">
                <text:p>27.2000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8">
                <text:p>0.448</text:p>
              </table:table-cell>
              <table:table-cell office:value-type="float" office:value="33.099998">
                <text:p>33.0999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9">
                <text:p>0.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">
                <text:p>0.4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1">
                <text:p>0.45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2">
                <text:p>0.452</text:p>
              </table:table-cell>
              <table:table-cell office:value-type="float" office:value="33.099998">
                <text:p>33.0999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3">
                <text:p>0.453</text:p>
              </table:table-cell>
              <table:table-cell office:value-type="float" office:value="32.799999">
                <text:p>32.7999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4">
                <text:p>0.45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5">
                <text:p>0.4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6">
                <text:p>0.456</text:p>
              </table:table-cell>
              <table:table-cell office:value-type="float" office:value="36.599998">
                <text:p>36.5999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7">
                <text:p>0.457</text:p>
              </table:table-cell>
              <table:table-cell office:value-type="float" office:value="38.299999">
                <text:p>38.2999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8">
                <text:p>0.458</text:p>
              </table:table-cell>
              <table:table-cell office:value-type="float" office:value="36.799999">
                <text:p>36.7999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9">
                <text:p>0.459</text:p>
              </table:table-cell>
              <table:table-cell office:value-type="float" office:value="36.900002">
                <text:p>36.9000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">
                <text:p>0.46</text:p>
              </table:table-cell>
              <table:table-cell office:value-type="float" office:value="46.700001">
                <text:p>46.7000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1">
                <text:p>0.4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2">
                <text:p>0.462</text:p>
              </table:table-cell>
              <table:table-cell office:value-type="float" office:value="43.700001">
                <text:p>43.7000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3">
                <text:p>0.4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4">
                <text:p>0.464</text:p>
              </table:table-cell>
              <table:table-cell office:value-type="float" office:value="38.400002">
                <text:p>38.4000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5">
                <text:p>0.46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6">
                <text:p>0.466</text:p>
              </table:table-cell>
              <table:table-cell office:value-type="float" office:value="38.700001">
                <text:p>38.7000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7">
                <text:p>0.467</text:p>
              </table:table-cell>
              <table:table-cell office:value-type="float" office:value="37.700001">
                <text:p>37.7000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8">
                <text:p>0.468</text:p>
              </table:table-cell>
              <table:table-cell office:value-type="float" office:value="40.299999">
                <text:p>40.2999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9">
                <text:p>0.469</text:p>
              </table:table-cell>
              <table:table-cell office:value-type="float" office:value="43.900002">
                <text:p>43.9000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">
                <text:p>0.47</text:p>
              </table:table-cell>
              <table:table-cell office:value-type="float" office:value="33.700001">
                <text:p>33.7000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1">
                <text:p>0.471</text:p>
              </table:table-cell>
              <table:table-cell office:value-type="float" office:value="38.200001">
                <text:p>38.2000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2">
                <text:p>0.4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3">
                <text:p>0.473</text:p>
              </table:table-cell>
              <table:table-cell office:value-type="float" office:value="37.900002">
                <text:p>37.9000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4">
                <text:p>0.474</text:p>
              </table:table-cell>
              <table:table-cell office:value-type="float" office:value="44.700001">
                <text:p>44.7000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5">
                <text:p>0.475</text:p>
              </table:table-cell>
              <table:table-cell office:value-type="float" office:value="49.599998">
                <text:p>49.5999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6">
                <text:p>0.47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7">
                <text:p>0.477</text:p>
              </table:table-cell>
              <table:table-cell office:value-type="float" office:value="39.700001">
                <text:p>39.700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8">
                <text:p>0.478</text:p>
              </table:table-cell>
              <table:table-cell office:value-type="float" office:value="43.900002">
                <text:p>43.9000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">
                <text:p>0.479</text:p>
              </table:table-cell>
              <table:table-cell office:value-type="float" office:value="38.900002">
                <text:p>38.9000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">
                <text:p>0.48</text:p>
              </table:table-cell>
              <table:table-cell office:value-type="float" office:value="42.099998">
                <text:p>42.0999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1">
                <text:p>0.481</text:p>
              </table:table-cell>
              <table:table-cell office:value-type="float" office:value="49.799999">
                <text:p>49.7999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2">
                <text:p>0.48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3">
                <text:p>0.483</text:p>
              </table:table-cell>
              <table:table-cell office:value-type="float" office:value="44.400002">
                <text:p>44.4000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4">
                <text:p>0.484</text:p>
              </table:table-cell>
              <table:table-cell office:value-type="float" office:value="46.900002">
                <text:p>46.9000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5">
                <text:p>0.485</text:p>
              </table:table-cell>
              <table:table-cell office:value-type="float" office:value="46.599998">
                <text:p>46.5999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6">
                <text:p>0.486</text:p>
              </table:table-cell>
              <table:table-cell office:value-type="float" office:value="51.200001">
                <text:p>51.2000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7">
                <text:p>0.487</text:p>
              </table:table-cell>
              <table:table-cell office:value-type="float" office:value="44.599998">
                <text:p>44.5999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8">
                <text:p>0.488</text:p>
              </table:table-cell>
              <table:table-cell office:value-type="float" office:value="52.200001">
                <text:p>52.20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9">
                <text:p>0.489</text:p>
              </table:table-cell>
              <table:table-cell office:value-type="float" office:value="57.299999">
                <text:p>57.2999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">
                <text:p>0.49</text:p>
              </table:table-cell>
              <table:table-cell office:value-type="float" office:value="53.900002">
                <text:p>53.9000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">
                <text:p>0.491</text:p>
              </table:table-cell>
              <table:table-cell office:value-type="float" office:value="52.799999">
                <text:p>52.7999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2">
                <text:p>0.492</text:p>
              </table:table-cell>
              <table:table-cell office:value-type="float" office:value="52.200001">
                <text:p>52.2000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3">
                <text:p>0.4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4">
                <text:p>0.494</text:p>
              </table:table-cell>
              <table:table-cell office:value-type="float" office:value="62.099998">
                <text:p>62.0999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5">
                <text:p>0.495</text:p>
              </table:table-cell>
              <table:table-cell office:value-type="float" office:value="56.400002">
                <text:p>56.4000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6">
                <text:p>0.496</text:p>
              </table:table-cell>
              <table:table-cell office:value-type="float" office:value="58.799999">
                <text:p>58.7999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7">
                <text:p>0.497</text:p>
              </table:table-cell>
              <table:table-cell office:value-type="float" office:value="65.300003">
                <text:p>65.3000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8">
                <text:p>0.498</text:p>
              </table:table-cell>
              <table:table-cell office:value-type="float" office:value="57.799999">
                <text:p>57.7999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9">
                <text:p>0.499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  <table:table-cell office:value-type="float" office:value="59.900002">
                <text:p>59.900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1">
                <text:p>0.5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2">
                <text:p>0.502</text:p>
              </table:table-cell>
              <table:table-cell office:value-type="float" office:value="61.200001">
                <text:p>61.2000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3">
                <text:p>0.503</text:p>
              </table:table-cell>
              <table:table-cell office:value-type="float" office:value="74.099998">
                <text:p>74.0999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4">
                <text:p>0.504</text:p>
              </table:table-cell>
              <table:table-cell office:value-type="float" office:value="55.900002">
                <text:p>55.900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5">
                <text:p>0.505</text:p>
              </table:table-cell>
              <table:table-cell office:value-type="float" office:value="63.200001">
                <text:p>63.2000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6">
                <text:p>0.506</text:p>
              </table:table-cell>
              <table:table-cell office:value-type="float" office:value="69.900002">
                <text:p>69.9000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7">
                <text:p>0.507</text:p>
              </table:table-cell>
              <table:table-cell office:value-type="float" office:value="60.700001">
                <text:p>60.7000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8">
                <text:p>0.508</text:p>
              </table:table-cell>
              <table:table-cell office:value-type="float" office:value="64.599998">
                <text:p>64.5999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9">
                <text:p>0.50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">
                <text:p>0.5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1">
                <text:p>0.5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2">
                <text:p>0.512</text:p>
              </table:table-cell>
              <table:table-cell office:value-type="float" office:value="70.199997">
                <text:p>70.1999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3">
                <text:p>0.513</text:p>
              </table:table-cell>
              <table:table-cell office:value-type="float" office:value="78.400002">
                <text:p>78.4000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4">
                <text:p>0.514</text:p>
              </table:table-cell>
              <table:table-cell office:value-type="float" office:value="70.900002">
                <text:p>70.9000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5">
                <text:p>0.51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6">
                <text:p>0.516</text:p>
              </table:table-cell>
              <table:table-cell office:value-type="float" office:value="86.900002">
                <text:p>86.9000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7">
                <text:p>0.517</text:p>
              </table:table-cell>
              <table:table-cell office:value-type="float" office:value="81.800003">
                <text:p>81.8000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8">
                <text:p>0.518</text:p>
              </table:table-cell>
              <table:table-cell office:value-type="float" office:value="89.400002">
                <text:p>89.4000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9">
                <text:p>0.519</text:p>
              </table:table-cell>
              <table:table-cell office:value-type="float" office:value="74.400002">
                <text:p>74.4000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">
                <text:p>0.52</text:p>
              </table:table-cell>
              <table:table-cell office:value-type="float" office:value="81.699997">
                <text:p>81.6999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1">
                <text:p>0.521</text:p>
              </table:table-cell>
              <table:table-cell office:value-type="float" office:value="82.900002">
                <text:p>82.9000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2">
                <text:p>0.522</text:p>
              </table:table-cell>
              <table:table-cell office:value-type="float" office:value="80.599998">
                <text:p>80.5999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3">
                <text:p>0.523</text:p>
              </table:table-cell>
              <table:table-cell office:value-type="float" office:value="80.800003">
                <text:p>80.8000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4">
                <text:p>0.5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5">
                <text:p>0.525</text:p>
              </table:table-cell>
              <table:table-cell office:value-type="float" office:value="88.599998">
                <text:p>88.5999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6">
                <text:p>0.526</text:p>
              </table:table-cell>
              <table:table-cell office:value-type="float" office:value="94.300003">
                <text:p>94.3000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7">
                <text:p>0.527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8">
                <text:p>0.528</text:p>
              </table:table-cell>
              <table:table-cell office:value-type="float" office:value="96.800003">
                <text:p>96.8000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9">
                <text:p>0.5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">
                <text:p>0.53</text:p>
              </table:table-cell>
              <table:table-cell office:value-type="float" office:value="90.300003">
                <text:p>90.300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1">
                <text:p>0.531</text:p>
              </table:table-cell>
              <table:table-cell office:value-type="float" office:value="93.599998">
                <text:p>93.5999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2">
                <text:p>0.532</text:p>
              </table:table-cell>
              <table:table-cell office:value-type="float" office:value="85.400002">
                <text:p>85.4000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3">
                <text:p>0.5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4">
                <text:p>0.5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5">
                <text:p>0.535</text:p>
              </table:table-cell>
              <table:table-cell office:value-type="float" office:value="102.300003">
                <text:p>102.3000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6">
                <text:p>0.536</text:p>
              </table:table-cell>
              <table:table-cell office:value-type="float" office:value="92.400002">
                <text:p>92.4000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7">
                <text:p>0.537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8">
                <text:p>0.538</text:p>
              </table:table-cell>
              <table:table-cell office:value-type="float" office:value="116.900002">
                <text:p>116.9000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39">
                <text:p>0.5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">
                <text:p>0.54</text:p>
              </table:table-cell>
              <table:table-cell office:value-type="float" office:value="114.599998">
                <text:p>114.5999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1">
                <text:p>0.541</text:p>
              </table:table-cell>
              <table:table-cell office:value-type="float" office:value="126.199997">
                <text:p>126.1999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2">
                <text:p>0.542</text:p>
              </table:table-cell>
              <table:table-cell office:value-type="float" office:value="110.300003">
                <text:p>110.3000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3">
                <text:p>0.5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4">
                <text:p>0.544</text:p>
              </table:table-cell>
              <table:table-cell office:value-type="float" office:value="154.300003">
                <text:p>154.3000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5">
                <text:p>0.545</text:p>
              </table:table-cell>
              <table:table-cell office:value-type="float" office:value="119.599998">
                <text:p>119.5999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6">
                <text:p>0.5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7">
                <text:p>0.547</text:p>
              </table:table-cell>
              <table:table-cell office:value-type="float" office:value="120.199997">
                <text:p>120.1999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8">
                <text:p>0.548</text:p>
              </table:table-cell>
              <table:table-cell office:value-type="float" office:value="165.399994">
                <text:p>165.39999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9">
                <text:p>0.549</text:p>
              </table:table-cell>
              <table:table-cell office:value-type="float" office:value="157.699997">
                <text:p>157.6999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">
                <text:p>0.55</text:p>
              </table:table-cell>
              <table:table-cell office:value-type="float" office:value="140.100006">
                <text:p>140.1000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1">
                <text:p>0.551</text:p>
              </table:table-cell>
              <table:table-cell office:value-type="float" office:value="141.399994">
                <text:p>141.3999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2">
                <text:p>0.55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3">
                <text:p>0.553</text:p>
              </table:table-cell>
              <table:table-cell office:value-type="float" office:value="231.300003">
                <text:p>231.3000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4">
                <text:p>0.554</text:p>
              </table:table-cell>
              <table:table-cell office:value-type="float" office:value="158.899994">
                <text:p>158.8999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5">
                <text:p>0.5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6">
                <text:p>0.55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7">
                <text:p>0.55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8">
                <text:p>0.558</text:p>
              </table:table-cell>
              <table:table-cell office:value-type="float" office:value="226.100006">
                <text:p>226.1000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59">
                <text:p>0.559</text:p>
              </table:table-cell>
              <table:table-cell office:value-type="float" office:value="185.199997">
                <text:p>185.1999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">
                <text:p>0.56</text:p>
              </table:table-cell>
              <table:table-cell office:value-type="float" office:value="193.399994">
                <text:p>193.3999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1">
                <text:p>0.561</text:p>
              </table:table-cell>
              <table:table-cell office:value-type="float" office:value="236.399994">
                <text:p>236.3999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2">
                <text:p>0.562</text:p>
              </table:table-cell>
              <table:table-cell office:value-type="float" office:value="263.399994">
                <text:p>263.3999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3">
                <text:p>0.563</text:p>
              </table:table-cell>
              <table:table-cell office:value-type="float" office:value="246.800003">
                <text:p>246.8000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4">
                <text:p>0.564</text:p>
              </table:table-cell>
              <table:table-cell office:value-type="float" office:value="194.300003">
                <text:p>194.3000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5">
                <text:p>0.565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6">
                <text:p>0.566</text:p>
              </table:table-cell>
              <table:table-cell office:value-type="float" office:value="221.300003">
                <text:p>221.3000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7">
                <text:p>0.567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8">
                <text:p>0.5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9">
                <text:p>0.569</text:p>
              </table:table-cell>
              <table:table-cell office:value-type="float" office:value="333.5">
                <text:p>333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">
                <text:p>0.57</text:p>
              </table:table-cell>
              <table:table-cell office:value-type="float" office:value="270.200012">
                <text:p>270.200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1">
                <text:p>0.571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2">
                <text:p>0.572</text:p>
              </table:table-cell>
              <table:table-cell office:value-type="float" office:value="313.200012">
                <text:p>313.2000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3">
                <text:p>0.573</text:p>
              </table:table-cell>
              <table:table-cell office:value-type="float" office:value="395.600006">
                <text:p>395.6000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4">
                <text:p>0.574</text:p>
              </table:table-cell>
              <table:table-cell office:value-type="float" office:value="373.799988">
                <text:p>373.7999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5">
                <text:p>0.575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6">
                <text:p>0.576</text:p>
              </table:table-cell>
              <table:table-cell office:value-type="float" office:value="375.899994">
                <text:p>375.8999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7">
                <text:p>0.577</text:p>
              </table:table-cell>
              <table:table-cell office:value-type="float" office:value="431.799988">
                <text:p>431.7999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8">
                <text:p>0.578</text:p>
              </table:table-cell>
              <table:table-cell office:value-type="float" office:value="622.799988">
                <text:p>622.7999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79">
                <text:p>0.579</text:p>
              </table:table-cell>
              <table:table-cell office:value-type="float" office:value="610.400024">
                <text:p>610.4000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">
                <text:p>0.58</text:p>
              </table:table-cell>
              <table:table-cell office:value-type="float" office:value="573.200012">
                <text:p>573.2000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1">
                <text:p>0.581</text:p>
              </table:table-cell>
              <table:table-cell office:value-type="float" office:value="679.400024">
                <text:p>679.4000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2">
                <text:p>0.582</text:p>
              </table:table-cell>
              <table:table-cell office:value-type="float" office:value="775.299988">
                <text:p>775.2999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3">
                <text:p>0.58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4">
                <text:p>0.58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">
                <text:p>0.585</text:p>
              </table:table-cell>
              <table:table-cell office:value-type="float" office:value="915.599976">
                <text:p>915.5999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6">
                <text:p>0.586</text:p>
              </table:table-cell>
              <table:table-cell office:value-type="float" office:value="1387.400024">
                <text:p>1387.4000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7">
                <text:p>0.587</text:p>
              </table:table-cell>
              <table:table-cell office:value-type="float" office:value="1270.099976">
                <text:p>1270.0999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8">
                <text:p>0.588</text:p>
              </table:table-cell>
              <table:table-cell office:value-type="float" office:value="1204.400024">
                <text:p>1204.4000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89">
                <text:p>0.589</text:p>
              </table:table-cell>
              <table:table-cell office:value-type="float" office:value="1797.599976">
                <text:p>1797.5999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">
                <text:p>0.59</text:p>
              </table:table-cell>
              <table:table-cell office:value-type="float" office:value="1698.099976">
                <text:p>1698.0999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1">
                <text:p>0.591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2">
                <text:p>0.592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3">
                <text:p>0.593</text:p>
              </table:table-cell>
              <table:table-cell office:value-type="float" office:value="1967.300049">
                <text:p>1967.3000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4">
                <text:p>0.594</text:p>
              </table:table-cell>
              <table:table-cell office:value-type="float" office:value="2289.100098">
                <text:p>2289.1000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5">
                <text:p>0.595</text:p>
              </table:table-cell>
              <table:table-cell office:value-type="float" office:value="2843.300049">
                <text:p>2843.3000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6">
                <text:p>0.596</text:p>
              </table:table-cell>
              <table:table-cell office:value-type="float" office:value="2521.899902">
                <text:p>2521.8999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7">
                <text:p>0.597</text:p>
              </table:table-cell>
              <table:table-cell office:value-type="float" office:value="2798.600098">
                <text:p>2798.6000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">
                <text:p>0.598</text:p>
              </table:table-cell>
              <table:table-cell office:value-type="float" office:value="2722.699951">
                <text:p>2722.6999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">
                <text:p>0.599</text:p>
              </table:table-cell>
              <table:table-cell office:value-type="float" office:value="2815.399902">
                <text:p>2815.3999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">
                <text:p>0.6</text:p>
              </table:table-cell>
              <table:table-cell office:value-type="float" office:value="2554.600098">
                <text:p>2554.6000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1">
                <text:p>0.601</text:p>
              </table:table-cell>
              <table:table-cell office:value-type="float" office:value="2400.399902">
                <text:p>2400.3999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2">
                <text:p>0.602</text:p>
              </table:table-cell>
              <table:table-cell office:value-type="float" office:value="2262.800049">
                <text:p>2262.8000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3">
                <text:p>0.603</text:p>
              </table:table-cell>
              <table:table-cell office:value-type="float" office:value="2356.800049">
                <text:p>2356.8000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4">
                <text:p>0.604</text:p>
              </table:table-cell>
              <table:table-cell office:value-type="float" office:value="2355.600098">
                <text:p>2355.6000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5">
                <text:p>0.605</text:p>
              </table:table-cell>
              <table:table-cell office:value-type="float" office:value="2220.899902">
                <text:p>2220.8999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6">
                <text:p>0.606</text:p>
              </table:table-cell>
              <table:table-cell office:value-type="float" office:value="2270.5">
                <text:p>2270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7">
                <text:p>0.607</text:p>
              </table:table-cell>
              <table:table-cell office:value-type="float" office:value="2101.300049">
                <text:p>2101.3000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8">
                <text:p>0.608</text:p>
              </table:table-cell>
              <table:table-cell office:value-type="float" office:value="2064.899902">
                <text:p>2064.8999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2004.5">
                <text:p>2004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">
                <text:p>0.61</text:p>
              </table:table-cell>
              <table:table-cell office:value-type="float" office:value="2113.5">
                <text:p>2113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1">
                <text:p>0.611</text:p>
              </table:table-cell>
              <table:table-cell office:value-type="float" office:value="1948.699951">
                <text:p>1948.6999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2">
                <text:p>0.612</text:p>
              </table:table-cell>
              <table:table-cell office:value-type="float" office:value="1920.099976">
                <text:p>1920.0999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3">
                <text:p>0.613</text:p>
              </table:table-cell>
              <table:table-cell office:value-type="float" office:value="1959.800049">
                <text:p>1959.8000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4">
                <text:p>0.614</text:p>
              </table:table-cell>
              <table:table-cell office:value-type="float" office:value="1897.699951">
                <text:p>1897.6999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5">
                <text:p>0.61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6">
                <text:p>0.616</text:p>
              </table:table-cell>
              <table:table-cell office:value-type="float" office:value="1872.800049">
                <text:p>1872.8000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7">
                <text:p>0.617</text:p>
              </table:table-cell>
              <table:table-cell office:value-type="float" office:value="1855.099976">
                <text:p>1855.0999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8">
                <text:p>0.618</text:p>
              </table:table-cell>
              <table:table-cell office:value-type="float" office:value="1817.599976">
                <text:p>1817.5999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19">
                <text:p>0.619</text:p>
              </table:table-cell>
              <table:table-cell office:value-type="float" office:value="1809.599976">
                <text:p>1809.59997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">
                <text:p>0.62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1">
                <text:p>0.621</text:p>
              </table:table-cell>
              <table:table-cell office:value-type="float" office:value="1746.900024">
                <text:p>1746.9000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2">
                <text:p>0.622</text:p>
              </table:table-cell>
              <table:table-cell office:value-type="float" office:value="1752.900024">
                <text:p>1752.9000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3">
                <text:p>0.623</text:p>
              </table:table-cell>
              <table:table-cell office:value-type="float" office:value="1702.800049">
                <text:p>1702.8000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4">
                <text:p>0.624</text:p>
              </table:table-cell>
              <table:table-cell office:value-type="float" office:value="1699.699951">
                <text:p>1699.69995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5">
                <text:p>0.625</text:p>
              </table:table-cell>
              <table:table-cell office:value-type="float" office:value="1720.5">
                <text:p>1720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6">
                <text:p>0.626</text:p>
              </table:table-cell>
              <table:table-cell office:value-type="float" office:value="1700.199951">
                <text:p>1700.1999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7">
                <text:p>0.627</text:p>
              </table:table-cell>
              <table:table-cell office:value-type="float" office:value="1657.800049">
                <text:p>1657.8000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8">
                <text:p>0.628</text:p>
              </table:table-cell>
              <table:table-cell office:value-type="float" office:value="1640.300049">
                <text:p>1640.3000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9">
                <text:p>0.629</text:p>
              </table:table-cell>
              <table:table-cell office:value-type="float" office:value="1640.699951">
                <text:p>1640.6999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">
                <text:p>0.63</text:p>
              </table:table-cell>
              <table:table-cell office:value-type="float" office:value="1639.800049">
                <text:p>1639.8000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1">
                <text:p>0.631</text:p>
              </table:table-cell>
              <table:table-cell office:value-type="float" office:value="1633.5">
                <text:p>1633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2">
                <text:p>0.632</text:p>
              </table:table-cell>
              <table:table-cell office:value-type="float" office:value="1621.599976">
                <text:p>1621.5999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3">
                <text:p>0.633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4">
                <text:p>0.634</text:p>
              </table:table-cell>
              <table:table-cell office:value-type="float" office:value="1598.900024">
                <text:p>1598.9000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5">
                <text:p>0.635</text:p>
              </table:table-cell>
              <table:table-cell office:value-type="float" office:value="1592.199951">
                <text:p>1592.1999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6">
                <text:p>0.636</text:p>
              </table:table-cell>
              <table:table-cell office:value-type="float" office:value="1607.099976">
                <text:p>1607.0999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7">
                <text:p>0.637</text:p>
              </table:table-cell>
              <table:table-cell office:value-type="float" office:value="1584.900024">
                <text:p>1584.9000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8">
                <text:p>0.638</text:p>
              </table:table-cell>
              <table:table-cell office:value-type="float" office:value="1570.400024">
                <text:p>1570.4000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39">
                <text:p>0.639</text:p>
              </table:table-cell>
              <table:table-cell office:value-type="float" office:value="1561.900024">
                <text:p>1561.900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">
                <text:p>0.64</text:p>
              </table:table-cell>
              <table:table-cell office:value-type="float" office:value="1563.900024">
                <text:p>1563.9000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1">
                <text:p>0.6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2">
                <text:p>0.642</text:p>
              </table:table-cell>
              <table:table-cell office:value-type="float" office:value="1545.5">
                <text:p>1545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3">
                <text:p>0.643</text:p>
              </table:table-cell>
              <table:table-cell office:value-type="float" office:value="1534.099976">
                <text:p>1534.0999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4">
                <text:p>0.644</text:p>
              </table:table-cell>
              <table:table-cell office:value-type="float" office:value="1536.400024">
                <text:p>1536.4000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5">
                <text:p>0.645</text:p>
              </table:table-cell>
              <table:table-cell office:value-type="float" office:value="1520.699951">
                <text:p>1520.6999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6">
                <text:p>0.646</text:p>
              </table:table-cell>
              <table:table-cell office:value-type="float" office:value="1521.699951">
                <text:p>1521.6999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7">
                <text:p>0.647</text:p>
              </table:table-cell>
              <table:table-cell office:value-type="float" office:value="1517.900024">
                <text:p>1517.9000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8">
                <text:p>0.648</text:p>
              </table:table-cell>
              <table:table-cell office:value-type="float" office:value="1508.599976">
                <text:p>1508.5999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49">
                <text:p>0.64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">
                <text:p>0.65</text:p>
              </table:table-cell>
              <table:table-cell office:value-type="float" office:value="1493.900024">
                <text:p>1493.9000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1">
                <text:p>0.651</text:p>
              </table:table-cell>
              <table:table-cell office:value-type="float" office:value="1490.699951">
                <text:p>1490.6999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2">
                <text:p>0.652</text:p>
              </table:table-cell>
              <table:table-cell office:value-type="float" office:value="1483.800049">
                <text:p>1483.8000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3">
                <text:p>0.653</text:p>
              </table:table-cell>
              <table:table-cell office:value-type="float" office:value="1481.5">
                <text:p>1481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4">
                <text:p>0.654</text:p>
              </table:table-cell>
              <table:table-cell office:value-type="float" office:value="1476.599976">
                <text:p>1476.5999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5">
                <text:p>0.655</text:p>
              </table:table-cell>
              <table:table-cell office:value-type="float" office:value="1464.400024">
                <text:p>1464.4000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6">
                <text:p>0.656</text:p>
              </table:table-cell>
              <table:table-cell office:value-type="float" office:value="1458.699951">
                <text:p>1458.6999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7">
                <text:p>0.65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8">
                <text:p>0.658</text:p>
              </table:table-cell>
              <table:table-cell office:value-type="float" office:value="1453.300049">
                <text:p>1453.3000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59">
                <text:p>0.659</text:p>
              </table:table-cell>
              <table:table-cell office:value-type="float" office:value="1451.800049">
                <text:p>1451.80004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">
                <text:p>0.66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1">
                <text:p>0.661</text:p>
              </table:table-cell>
              <table:table-cell office:value-type="float" office:value="1443.099976">
                <text:p>1443.0999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2">
                <text:p>0.662</text:p>
              </table:table-cell>
              <table:table-cell office:value-type="float" office:value="1431.199951">
                <text:p>1431.1999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3">
                <text:p>0.663</text:p>
              </table:table-cell>
              <table:table-cell office:value-type="float" office:value="1436.400024">
                <text:p>1436.4000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4">
                <text:p>0.664</text:p>
              </table:table-cell>
              <table:table-cell office:value-type="float" office:value="1433.199951">
                <text:p>1433.1999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5">
                <text:p>0.665</text:p>
              </table:table-cell>
              <table:table-cell office:value-type="float" office:value="1430.199951">
                <text:p>1430.1999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6">
                <text:p>0.666</text:p>
              </table:table-cell>
              <table:table-cell office:value-type="float" office:value="1417.599976">
                <text:p>1417.5999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7">
                <text:p>0.667</text:p>
              </table:table-cell>
              <table:table-cell office:value-type="float" office:value="1415.300049">
                <text:p>1415.3000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8">
                <text:p>0.668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69">
                <text:p>0.669</text:p>
              </table:table-cell>
              <table:table-cell office:value-type="float" office:value="1410.5">
                <text:p>1410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">
                <text:p>0.67</text:p>
              </table:table-cell>
              <table:table-cell office:value-type="float" office:value="1403.699951">
                <text:p>1403.69995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1">
                <text:p>0.671</text:p>
              </table:table-cell>
              <table:table-cell office:value-type="float" office:value="1399.800049">
                <text:p>1399.8000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2">
                <text:p>0.672</text:p>
              </table:table-cell>
              <table:table-cell office:value-type="float" office:value="1400.300049">
                <text:p>1400.3000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3">
                <text:p>0.673</text:p>
              </table:table-cell>
              <table:table-cell office:value-type="float" office:value="1396.199951">
                <text:p>1396.1999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4">
                <text:p>0.674</text:p>
              </table:table-cell>
              <table:table-cell office:value-type="float" office:value="1394.900024">
                <text:p>1394.9000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5">
                <text:p>0.675</text:p>
              </table:table-cell>
              <table:table-cell office:value-type="float" office:value="1389.699951">
                <text:p>1389.6999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6">
                <text:p>0.676</text:p>
              </table:table-cell>
              <table:table-cell office:value-type="float" office:value="1381.099976">
                <text:p>1381.0999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7">
                <text:p>0.677</text:p>
              </table:table-cell>
              <table:table-cell office:value-type="float" office:value="1384.800049">
                <text:p>1384.8000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8">
                <text:p>0.678</text:p>
              </table:table-cell>
              <table:table-cell office:value-type="float" office:value="1379.800049">
                <text:p>1379.80004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79">
                <text:p>0.679</text:p>
              </table:table-cell>
              <table:table-cell office:value-type="float" office:value="1376.599976">
                <text:p>1376.5999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">
                <text:p>0.68</text:p>
              </table:table-cell>
              <table:table-cell office:value-type="float" office:value="1369.599976">
                <text:p>1369.5999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1">
                <text:p>0.681</text:p>
              </table:table-cell>
              <table:table-cell office:value-type="float" office:value="1368.599976">
                <text:p>1368.5999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2">
                <text:p>0.682</text:p>
              </table:table-cell>
              <table:table-cell office:value-type="float" office:value="1370.5">
                <text:p>1370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3">
                <text:p>0.683</text:p>
              </table:table-cell>
              <table:table-cell office:value-type="float" office:value="1364.199951">
                <text:p>1364.1999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4">
                <text:p>0.684</text:p>
              </table:table-cell>
              <table:table-cell office:value-type="float" office:value="1360.199951">
                <text:p>1360.1999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5">
                <text:p>0.685</text:p>
              </table:table-cell>
              <table:table-cell office:value-type="float" office:value="1357.099976">
                <text:p>1357.0999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6">
                <text:p>0.686</text:p>
              </table:table-cell>
              <table:table-cell office:value-type="float" office:value="1356.099976">
                <text:p>1356.0999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7">
                <text:p>0.687</text:p>
              </table:table-cell>
              <table:table-cell office:value-type="float" office:value="1353.099976">
                <text:p>1353.0999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8">
                <text:p>0.688</text:p>
              </table:table-cell>
              <table:table-cell office:value-type="float" office:value="1352.400024">
                <text:p>1352.4000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89">
                <text:p>0.689</text:p>
              </table:table-cell>
              <table:table-cell office:value-type="float" office:value="1347.599976">
                <text:p>1347.59997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">
                <text:p>0.69</text:p>
              </table:table-cell>
              <table:table-cell office:value-type="float" office:value="1344.800049">
                <text:p>1344.8000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1">
                <text:p>0.691</text:p>
              </table:table-cell>
              <table:table-cell office:value-type="float" office:value="1342.900024">
                <text:p>1342.9000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2">
                <text:p>0.692</text:p>
              </table:table-cell>
              <table:table-cell office:value-type="float" office:value="1338.699951">
                <text:p>1338.6999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3">
                <text:p>0.693</text:p>
              </table:table-cell>
              <table:table-cell office:value-type="float" office:value="1332.400024">
                <text:p>1332.4000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4">
                <text:p>0.694</text:p>
              </table:table-cell>
              <table:table-cell office:value-type="float" office:value="1332.800049">
                <text:p>1332.8000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5">
                <text:p>0.695</text:p>
              </table:table-cell>
              <table:table-cell office:value-type="float" office:value="1332.599976">
                <text:p>1332.5999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6">
                <text:p>0.696</text:p>
              </table:table-cell>
              <table:table-cell office:value-type="float" office:value="1325.199951">
                <text:p>1325.1999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7">
                <text:p>0.697</text:p>
              </table:table-cell>
              <table:table-cell office:value-type="float" office:value="1324.599976">
                <text:p>1324.5999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8">
                <text:p>0.698</text:p>
              </table:table-cell>
              <table:table-cell office:value-type="float" office:value="1323.5">
                <text:p>1323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99">
                <text:p>0.699</text:p>
              </table:table-cell>
              <table:table-cell office:value-type="float" office:value="1323.300049">
                <text:p>1323.3000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">
                <text:p>0.7</text:p>
              </table:table-cell>
              <table:table-cell office:value-type="float" office:value="1319.699951">
                <text:p>1319.6999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1">
                <text:p>0.701</text:p>
              </table:table-cell>
              <table:table-cell office:value-type="float" office:value="1318.5">
                <text:p>1318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2">
                <text:p>0.702</text:p>
              </table:table-cell>
              <table:table-cell office:value-type="float" office:value="1315.199951">
                <text:p>1315.1999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3">
                <text:p>0.703</text:p>
              </table:table-cell>
              <table:table-cell office:value-type="float" office:value="1309.699951">
                <text:p>1309.6999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4">
                <text:p>0.704</text:p>
              </table:table-cell>
              <table:table-cell office:value-type="float" office:value="1308.800049">
                <text:p>1308.8000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5">
                <text:p>0.705</text:p>
              </table:table-cell>
              <table:table-cell office:value-type="float" office:value="1303.099976">
                <text:p>1303.0999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6">
                <text:p>0.706</text:p>
              </table:table-cell>
              <table:table-cell office:value-type="float" office:value="1302.900024">
                <text:p>1302.9000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7">
                <text:p>0.707</text:p>
              </table:table-cell>
              <table:table-cell office:value-type="float" office:value="1301.900024">
                <text:p>1301.900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8">
                <text:p>0.708</text:p>
              </table:table-cell>
              <table:table-cell office:value-type="float" office:value="1301.599976">
                <text:p>1301.59997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9">
                <text:p>0.709</text:p>
              </table:table-cell>
              <table:table-cell office:value-type="float" office:value="1299.199951">
                <text:p>1299.1999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">
                <text:p>0.71</text:p>
              </table:table-cell>
              <table:table-cell office:value-type="float" office:value="1295.900024">
                <text:p>1295.9000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1">
                <text:p>0.711</text:p>
              </table:table-cell>
              <table:table-cell office:value-type="float" office:value="1298.199951">
                <text:p>1298.1999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2">
                <text:p>0.71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3">
                <text:p>0.713</text:p>
              </table:table-cell>
              <table:table-cell office:value-type="float" office:value="1294.099976">
                <text:p>1294.0999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4">
                <text:p>0.714</text:p>
              </table:table-cell>
              <table:table-cell office:value-type="float" office:value="1287.5">
                <text:p>1287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5">
                <text:p>0.715</text:p>
              </table:table-cell>
              <table:table-cell office:value-type="float" office:value="1283.300049">
                <text:p>1283.3000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6">
                <text:p>0.716</text:p>
              </table:table-cell>
              <table:table-cell office:value-type="float" office:value="1282.099976">
                <text:p>1282.0999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7">
                <text:p>0.717</text:p>
              </table:table-cell>
              <table:table-cell office:value-type="float" office:value="1279.099976">
                <text:p>1279.09997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8">
                <text:p>0.718</text:p>
              </table:table-cell>
              <table:table-cell office:value-type="float" office:value="1280.099976">
                <text:p>1280.0999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19">
                <text:p>0.719</text:p>
              </table:table-cell>
              <table:table-cell office:value-type="float" office:value="1281.099976">
                <text:p>1281.0999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">
                <text:p>0.72</text:p>
              </table:table-cell>
              <table:table-cell office:value-type="float" office:value="1276.199951">
                <text:p>1276.1999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1">
                <text:p>0.721</text:p>
              </table:table-cell>
              <table:table-cell office:value-type="float" office:value="1273.599976">
                <text:p>1273.5999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2">
                <text:p>0.722</text:p>
              </table:table-cell>
              <table:table-cell office:value-type="float" office:value="1270.400024">
                <text:p>1270.4000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3">
                <text:p>0.723</text:p>
              </table:table-cell>
              <table:table-cell office:value-type="float" office:value="1273.099976">
                <text:p>1273.0999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4">
                <text:p>0.724</text:p>
              </table:table-cell>
              <table:table-cell office:value-type="float" office:value="1268.800049">
                <text:p>1268.80004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5">
                <text:p>0.725</text:p>
              </table:table-cell>
              <table:table-cell office:value-type="float" office:value="1267.5">
                <text:p>126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6">
                <text:p>0.726</text:p>
              </table:table-cell>
              <table:table-cell office:value-type="float" office:value="1265.699951">
                <text:p>1265.6999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7">
                <text:p>0.727</text:p>
              </table:table-cell>
              <table:table-cell office:value-type="float" office:value="1261.199951">
                <text:p>1261.1999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8">
                <text:p>0.728</text:p>
              </table:table-cell>
              <table:table-cell office:value-type="float" office:value="1261.699951">
                <text:p>1261.6999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29">
                <text:p>0.729</text:p>
              </table:table-cell>
              <table:table-cell office:value-type="float" office:value="1257.599976">
                <text:p>1257.59997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">
                <text:p>0.73</text:p>
              </table:table-cell>
              <table:table-cell office:value-type="float" office:value="1256.900024">
                <text:p>1256.9000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1">
                <text:p>0.73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2">
                <text:p>0.732</text:p>
              </table:table-cell>
              <table:table-cell office:value-type="float" office:value="1254.300049">
                <text:p>1254.3000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3">
                <text:p>0.733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4">
                <text:p>0.73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5">
                <text:p>0.735</text:p>
              </table:table-cell>
              <table:table-cell office:value-type="float" office:value="1247.699951">
                <text:p>1247.6999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6">
                <text:p>0.736</text:p>
              </table:table-cell>
              <table:table-cell office:value-type="float" office:value="1244.900024">
                <text:p>1244.9000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7">
                <text:p>0.737</text:p>
              </table:table-cell>
              <table:table-cell office:value-type="float" office:value="1244.599976">
                <text:p>1244.5999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8">
                <text:p>0.738</text:p>
              </table:table-cell>
              <table:table-cell office:value-type="float" office:value="1241.699951">
                <text:p>1241.6999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39">
                <text:p>0.739</text:p>
              </table:table-cell>
              <table:table-cell office:value-type="float" office:value="1241.800049">
                <text:p>1241.8000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">
                <text:p>0.7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1">
                <text:p>0.741</text:p>
              </table:table-cell>
              <table:table-cell office:value-type="float" office:value="1237.300049">
                <text:p>1237.3000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2">
                <text:p>0.74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3">
                <text:p>0.743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4">
                <text:p>0.744</text:p>
              </table:table-cell>
              <table:table-cell office:value-type="float" office:value="1234.300049">
                <text:p>1234.3000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5">
                <text:p>0.745</text:p>
              </table:table-cell>
              <table:table-cell office:value-type="float" office:value="1232.699951">
                <text:p>1232.6999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6">
                <text:p>0.746</text:p>
              </table:table-cell>
              <table:table-cell office:value-type="float" office:value="1229.800049">
                <text:p>1229.8000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7">
                <text:p>0.74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8">
                <text:p>0.748</text:p>
              </table:table-cell>
              <table:table-cell office:value-type="float" office:value="1227.099976">
                <text:p>1227.0999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49">
                <text:p>0.749</text:p>
              </table:table-cell>
              <table:table-cell office:value-type="float" office:value="1223.199951">
                <text:p>1223.1999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">
                <text:p>0.75</text:p>
              </table:table-cell>
              <table:table-cell office:value-type="float" office:value="1223.900024">
                <text:p>1223.9000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1">
                <text:p>0.751</text:p>
              </table:table-cell>
              <table:table-cell office:value-type="float" office:value="1221.5">
                <text:p>1221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2">
                <text:p>0.752</text:p>
              </table:table-cell>
              <table:table-cell office:value-type="float" office:value="1220.300049">
                <text:p>1220.3000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3">
                <text:p>0.753</text:p>
              </table:table-cell>
              <table:table-cell office:value-type="float" office:value="1219.400024">
                <text:p>1219.4000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4">
                <text:p>0.754</text:p>
              </table:table-cell>
              <table:table-cell office:value-type="float" office:value="1217.300049">
                <text:p>1217.3000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5">
                <text:p>0.755</text:p>
              </table:table-cell>
              <table:table-cell office:value-type="float" office:value="1216.900024">
                <text:p>1216.9000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6">
                <text:p>0.756</text:p>
              </table:table-cell>
              <table:table-cell office:value-type="float" office:value="1214.199951">
                <text:p>1214.1999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7">
                <text:p>0.757</text:p>
              </table:table-cell>
              <table:table-cell office:value-type="float" office:value="1214.199951">
                <text:p>1214.199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8">
                <text:p>0.758</text:p>
              </table:table-cell>
              <table:table-cell office:value-type="float" office:value="1211.400024">
                <text:p>1211.4000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59">
                <text:p>0.759</text:p>
              </table:table-cell>
              <table:table-cell office:value-type="float" office:value="1213.300049">
                <text:p>1213.3000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">
                <text:p>0.76</text:p>
              </table:table-cell>
              <table:table-cell office:value-type="float" office:value="1211.699951">
                <text:p>1211.6999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1">
                <text:p>0.761</text:p>
              </table:table-cell>
              <table:table-cell office:value-type="float" office:value="1208.400024">
                <text:p>1208.4000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2">
                <text:p>0.762</text:p>
              </table:table-cell>
              <table:table-cell office:value-type="float" office:value="1206.199951">
                <text:p>1206.1999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3">
                <text:p>0.763</text:p>
              </table:table-cell>
              <table:table-cell office:value-type="float" office:value="1203.599976">
                <text:p>1203.5999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4">
                <text:p>0.764</text:p>
              </table:table-cell>
              <table:table-cell office:value-type="float" office:value="1202.400024">
                <text:p>1202.4000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5">
                <text:p>0.76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6">
                <text:p>0.766</text:p>
              </table:table-cell>
              <table:table-cell office:value-type="float" office:value="1200.800049">
                <text:p>1200.8000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7">
                <text:p>0.767</text:p>
              </table:table-cell>
              <table:table-cell office:value-type="float" office:value="1197.300049">
                <text:p>1197.3000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8">
                <text:p>0.768</text:p>
              </table:table-cell>
              <table:table-cell office:value-type="float" office:value="1196.599976">
                <text:p>1196.5999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69">
                <text:p>0.769</text:p>
              </table:table-cell>
              <table:table-cell office:value-type="float" office:value="1196.599976">
                <text:p>1196.5999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">
                <text:p>0.77</text:p>
              </table:table-cell>
              <table:table-cell office:value-type="float" office:value="1196.400024">
                <text:p>1196.4000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1">
                <text:p>0.771</text:p>
              </table:table-cell>
              <table:table-cell office:value-type="float" office:value="1195.599976">
                <text:p>1195.5999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2">
                <text:p>0.772</text:p>
              </table:table-cell>
              <table:table-cell office:value-type="float" office:value="1192.199951">
                <text:p>1192.1999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3">
                <text:p>0.773</text:p>
              </table:table-cell>
              <table:table-cell office:value-type="float" office:value="1192.699951">
                <text:p>1192.6999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4">
                <text:p>0.774</text:p>
              </table:table-cell>
              <table:table-cell office:value-type="float" office:value="1189.400024">
                <text:p>1189.4000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5">
                <text:p>0.775</text:p>
              </table:table-cell>
              <table:table-cell office:value-type="float" office:value="1190.099976">
                <text:p>1190.0999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6">
                <text:p>0.776</text:p>
              </table:table-cell>
              <table:table-cell office:value-type="float" office:value="1188.800049">
                <text:p>1188.8000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7">
                <text:p>0.777</text:p>
              </table:table-cell>
              <table:table-cell office:value-type="float" office:value="1186.400024">
                <text:p>1186.4000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8">
                <text:p>0.778</text:p>
              </table:table-cell>
              <table:table-cell office:value-type="float" office:value="1184.699951">
                <text:p>1184.6999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79">
                <text:p>0.779</text:p>
              </table:table-cell>
              <table:table-cell office:value-type="float" office:value="1183.5">
                <text:p>1183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">
                <text:p>0.78</text:p>
              </table:table-cell>
              <table:table-cell office:value-type="float" office:value="1181.400024">
                <text:p>1181.4000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1">
                <text:p>0.781</text:p>
              </table:table-cell>
              <table:table-cell office:value-type="float" office:value="1182.099976">
                <text:p>1182.0999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2">
                <text:p>0.782</text:p>
              </table:table-cell>
              <table:table-cell office:value-type="float" office:value="1181.400024">
                <text:p>1181.4000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3">
                <text:p>0.783</text:p>
              </table:table-cell>
              <table:table-cell office:value-type="float" office:value="1181.400024">
                <text:p>1181.4000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4">
                <text:p>0.784</text:p>
              </table:table-cell>
              <table:table-cell office:value-type="float" office:value="1177.599976">
                <text:p>1177.5999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5">
                <text:p>0.78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6">
                <text:p>0.786</text:p>
              </table:table-cell>
              <table:table-cell office:value-type="float" office:value="1175.800049">
                <text:p>1175.8000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7">
                <text:p>0.787</text:p>
              </table:table-cell>
              <table:table-cell office:value-type="float" office:value="1174.099976">
                <text:p>1174.0999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8">
                <text:p>0.788</text:p>
              </table:table-cell>
              <table:table-cell office:value-type="float" office:value="1171.599976">
                <text:p>1171.5999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89">
                <text:p>0.789</text:p>
              </table:table-cell>
              <table:table-cell office:value-type="float" office:value="1171.599976">
                <text:p>1171.59997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">
                <text:p>0.79</text:p>
              </table:table-cell>
              <table:table-cell office:value-type="float" office:value="1170.199951">
                <text:p>1170.1999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1">
                <text:p>0.791</text:p>
              </table:table-cell>
              <table:table-cell office:value-type="float" office:value="1170.300049">
                <text:p>1170.3000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2">
                <text:p>0.792</text:p>
              </table:table-cell>
              <table:table-cell office:value-type="float" office:value="1168.199951">
                <text:p>1168.1999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3">
                <text:p>0.793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4">
                <text:p>0.794</text:p>
              </table:table-cell>
              <table:table-cell office:value-type="float" office:value="1165.300049">
                <text:p>1165.3000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5">
                <text:p>0.795</text:p>
              </table:table-cell>
              <table:table-cell office:value-type="float" office:value="1165.400024">
                <text:p>1165.4000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6">
                <text:p>0.796</text:p>
              </table:table-cell>
              <table:table-cell office:value-type="float" office:value="1164.599976">
                <text:p>1164.5999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7">
                <text:p>0.797</text:p>
              </table:table-cell>
              <table:table-cell office:value-type="float" office:value="1161.300049">
                <text:p>1161.3000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8">
                <text:p>0.798</text:p>
              </table:table-cell>
              <table:table-cell office:value-type="float" office:value="1159.900024">
                <text:p>1159.9000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99">
                <text:p>0.799</text:p>
              </table:table-cell>
              <table:table-cell office:value-type="float" office:value="1159.699951">
                <text:p>1159.6999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">
                <text:p>0.8</text:p>
              </table:table-cell>
              <table:table-cell office:value-type="float" office:value="1158.699951">
                <text:p>1158.6999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1">
                <text:p>0.801</text:p>
              </table:table-cell>
              <table:table-cell office:value-type="float" office:value="1157.699951">
                <text:p>1157.6999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2">
                <text:p>0.802</text:p>
              </table:table-cell>
              <table:table-cell office:value-type="float" office:value="1156.400024">
                <text:p>1156.4000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3">
                <text:p>0.803</text:p>
              </table:table-cell>
              <table:table-cell office:value-type="float" office:value="1155.400024">
                <text:p>1155.4000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4">
                <text:p>0.804</text:p>
              </table:table-cell>
              <table:table-cell office:value-type="float" office:value="1153.5">
                <text:p>1153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5">
                <text:p>0.805</text:p>
              </table:table-cell>
              <table:table-cell office:value-type="float" office:value="1153.599976">
                <text:p>1153.5999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6">
                <text:p>0.806</text:p>
              </table:table-cell>
              <table:table-cell office:value-type="float" office:value="1151.599976">
                <text:p>1151.5999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7">
                <text:p>0.807</text:p>
              </table:table-cell>
              <table:table-cell office:value-type="float" office:value="1152.199951">
                <text:p>1152.19995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8">
                <text:p>0.808</text:p>
              </table:table-cell>
              <table:table-cell office:value-type="float" office:value="1148.699951">
                <text:p>1148.6999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09">
                <text:p>0.809</text:p>
              </table:table-cell>
              <table:table-cell office:value-type="float" office:value="1149.099976">
                <text:p>1149.0999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">
                <text:p>0.81</text:p>
              </table:table-cell>
              <table:table-cell office:value-type="float" office:value="1148.300049">
                <text:p>1148.3000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1">
                <text:p>0.811</text:p>
              </table:table-cell>
              <table:table-cell office:value-type="float" office:value="1146.5">
                <text:p>1146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2">
                <text:p>0.812</text:p>
              </table:table-cell>
              <table:table-cell office:value-type="float" office:value="1145.300049">
                <text:p>1145.3000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3">
                <text:p>0.813</text:p>
              </table:table-cell>
              <table:table-cell office:value-type="float" office:value="1145.199951">
                <text:p>1145.1999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4">
                <text:p>0.81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5">
                <text:p>0.815</text:p>
              </table:table-cell>
              <table:table-cell office:value-type="float" office:value="1142.400024">
                <text:p>1142.4000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6">
                <text:p>0.816</text:p>
              </table:table-cell>
              <table:table-cell office:value-type="float" office:value="1141.300049">
                <text:p>1141.3000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7">
                <text:p>0.81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8">
                <text:p>0.818</text:p>
              </table:table-cell>
              <table:table-cell office:value-type="float" office:value="1139.699951">
                <text:p>1139.6999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19">
                <text:p>0.819</text:p>
              </table:table-cell>
              <table:table-cell office:value-type="float" office:value="1139.599976">
                <text:p>1139.5999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">
                <text:p>0.82</text:p>
              </table:table-cell>
              <table:table-cell office:value-type="float" office:value="1138.099976">
                <text:p>1138.0999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1">
                <text:p>0.821</text:p>
              </table:table-cell>
              <table:table-cell office:value-type="float" office:value="1138.199951">
                <text:p>1138.1999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2">
                <text:p>0.822</text:p>
              </table:table-cell>
              <table:table-cell office:value-type="float" office:value="1136.5">
                <text:p>1136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3">
                <text:p>0.823</text:p>
              </table:table-cell>
              <table:table-cell office:value-type="float" office:value="1133.400024">
                <text:p>1133.4000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4">
                <text:p>0.824</text:p>
              </table:table-cell>
              <table:table-cell office:value-type="float" office:value="1133.400024">
                <text:p>1133.4000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5">
                <text:p>0.825</text:p>
              </table:table-cell>
              <table:table-cell office:value-type="float" office:value="1132.400024">
                <text:p>1132.4000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6">
                <text:p>0.826</text:p>
              </table:table-cell>
              <table:table-cell office:value-type="float" office:value="1132.900024">
                <text:p>1132.9000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7">
                <text:p>0.827</text:p>
              </table:table-cell>
              <table:table-cell office:value-type="float" office:value="1131.699951">
                <text:p>1131.6999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8">
                <text:p>0.828</text:p>
              </table:table-cell>
              <table:table-cell office:value-type="float" office:value="1129.5">
                <text:p>1129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29">
                <text:p>0.829</text:p>
              </table:table-cell>
              <table:table-cell office:value-type="float" office:value="1129.199951">
                <text:p>1129.19995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">
                <text:p>0.83</text:p>
              </table:table-cell>
              <table:table-cell office:value-type="float" office:value="1127.400024">
                <text:p>1127.4000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1">
                <text:p>0.831</text:p>
              </table:table-cell>
              <table:table-cell office:value-type="float" office:value="1126.900024">
                <text:p>1126.9000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2">
                <text:p>0.832</text:p>
              </table:table-cell>
              <table:table-cell office:value-type="float" office:value="1125.300049">
                <text:p>1125.3000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3">
                <text:p>0.83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4">
                <text:p>0.834</text:p>
              </table:table-cell>
              <table:table-cell office:value-type="float" office:value="1123.400024">
                <text:p>1123.4000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5">
                <text:p>0.835</text:p>
              </table:table-cell>
              <table:table-cell office:value-type="float" office:value="1124.300049">
                <text:p>1124.3000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6">
                <text:p>0.836</text:p>
              </table:table-cell>
              <table:table-cell office:value-type="float" office:value="1121.900024">
                <text:p>1121.9000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7">
                <text:p>0.837</text:p>
              </table:table-cell>
              <table:table-cell office:value-type="float" office:value="1121.099976">
                <text:p>1121.0999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8">
                <text:p>0.838</text:p>
              </table:table-cell>
              <table:table-cell office:value-type="float" office:value="1120.900024">
                <text:p>1120.9000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39">
                <text:p>0.839</text:p>
              </table:table-cell>
              <table:table-cell office:value-type="float" office:value="1120.099976">
                <text:p>1120.0999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">
                <text:p>0.84</text:p>
              </table:table-cell>
              <table:table-cell office:value-type="float" office:value="1118.599976">
                <text:p>1118.5999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1">
                <text:p>0.84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2">
                <text:p>0.842</text:p>
              </table:table-cell>
              <table:table-cell office:value-type="float" office:value="1116.400024">
                <text:p>1116.4000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3">
                <text:p>0.843</text:p>
              </table:table-cell>
              <table:table-cell office:value-type="float" office:value="1115.599976">
                <text:p>1115.5999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4">
                <text:p>0.844</text:p>
              </table:table-cell>
              <table:table-cell office:value-type="float" office:value="1114.699951">
                <text:p>1114.6999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5">
                <text:p>0.845</text:p>
              </table:table-cell>
              <table:table-cell office:value-type="float" office:value="1113.699951">
                <text:p>1113.6999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6">
                <text:p>0.846</text:p>
              </table:table-cell>
              <table:table-cell office:value-type="float" office:value="1113.300049">
                <text:p>1113.3000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7">
                <text:p>0.847</text:p>
              </table:table-cell>
              <table:table-cell office:value-type="float" office:value="1112.300049">
                <text:p>1112.30004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8">
                <text:p>0.848</text:p>
              </table:table-cell>
              <table:table-cell office:value-type="float" office:value="1110.699951">
                <text:p>1110.6999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49">
                <text:p>0.849</text:p>
              </table:table-cell>
              <table:table-cell office:value-type="float" office:value="1109.599976">
                <text:p>1109.5999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">
                <text:p>0.85</text:p>
              </table:table-cell>
              <table:table-cell office:value-type="float" office:value="1109.5">
                <text:p>1109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1">
                <text:p>0.851</text:p>
              </table:table-cell>
              <table:table-cell office:value-type="float" office:value="1108.699951">
                <text:p>1108.69995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2">
                <text:p>0.852</text:p>
              </table:table-cell>
              <table:table-cell office:value-type="float" office:value="1108.699951">
                <text:p>1108.6999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3">
                <text:p>0.853</text:p>
              </table:table-cell>
              <table:table-cell office:value-type="float" office:value="1106.599976">
                <text:p>1106.5999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4">
                <text:p>0.85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5">
                <text:p>0.855</text:p>
              </table:table-cell>
              <table:table-cell office:value-type="float" office:value="1105.699951">
                <text:p>1105.6999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6">
                <text:p>0.856</text:p>
              </table:table-cell>
              <table:table-cell office:value-type="float" office:value="1104.199951">
                <text:p>1104.1999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7">
                <text:p>0.857</text:p>
              </table:table-cell>
              <table:table-cell office:value-type="float" office:value="1103.199951">
                <text:p>1103.1999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8">
                <text:p>0.858</text:p>
              </table:table-cell>
              <table:table-cell office:value-type="float" office:value="1102.800049">
                <text:p>1102.8000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59">
                <text:p>0.859</text:p>
              </table:table-cell>
              <table:table-cell office:value-type="float" office:value="1102.900024">
                <text:p>1102.9000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">
                <text:p>0.86</text:p>
              </table:table-cell>
              <table:table-cell office:value-type="float" office:value="1100.699951">
                <text:p>1100.6999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1">
                <text:p>0.861</text:p>
              </table:table-cell>
              <table:table-cell office:value-type="float" office:value="1100.300049">
                <text:p>1100.3000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2">
                <text:p>0.862</text:p>
              </table:table-cell>
              <table:table-cell office:value-type="float" office:value="1099.099976">
                <text:p>1099.0999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3">
                <text:p>0.863</text:p>
              </table:table-cell>
              <table:table-cell office:value-type="float" office:value="1099.099976">
                <text:p>1099.0999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4">
                <text:p>0.864</text:p>
              </table:table-cell>
              <table:table-cell office:value-type="float" office:value="1096.800049">
                <text:p>1096.8000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5">
                <text:p>0.865</text:p>
              </table:table-cell>
              <table:table-cell office:value-type="float" office:value="1097.699951">
                <text:p>1097.6999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6">
                <text:p>0.866</text:p>
              </table:table-cell>
              <table:table-cell office:value-type="float" office:value="1096.800049">
                <text:p>1096.8000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7">
                <text:p>0.867</text:p>
              </table:table-cell>
              <table:table-cell office:value-type="float" office:value="1095.400024">
                <text:p>1095.4000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8">
                <text:p>0.868</text:p>
              </table:table-cell>
              <table:table-cell office:value-type="float" office:value="1093.900024">
                <text:p>1093.9000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9">
                <text:p>0.869</text:p>
              </table:table-cell>
              <table:table-cell office:value-type="float" office:value="1094.099976">
                <text:p>1094.0999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">
                <text:p>0.87</text:p>
              </table:table-cell>
              <table:table-cell office:value-type="float" office:value="1092.400024">
                <text:p>1092.4000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1">
                <text:p>0.871</text:p>
              </table:table-cell>
              <table:table-cell office:value-type="float" office:value="1092.099976">
                <text:p>1092.0999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2">
                <text:p>0.872</text:p>
              </table:table-cell>
              <table:table-cell office:value-type="float" office:value="1091.199951">
                <text:p>1091.1999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3">
                <text:p>0.873</text:p>
              </table:table-cell>
              <table:table-cell office:value-type="float" office:value="1090.5">
                <text:p>1090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4">
                <text:p>0.874</text:p>
              </table:table-cell>
              <table:table-cell office:value-type="float" office:value="1089.5">
                <text:p>1089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5">
                <text:p>0.875</text:p>
              </table:table-cell>
              <table:table-cell office:value-type="float" office:value="1089.900024">
                <text:p>1089.9000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6">
                <text:p>0.876</text:p>
              </table:table-cell>
              <table:table-cell office:value-type="float" office:value="1087.400024">
                <text:p>1087.4000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7">
                <text:p>0.877</text:p>
              </table:table-cell>
              <table:table-cell office:value-type="float" office:value="1087.199951">
                <text:p>1087.1999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8">
                <text:p>0.878</text:p>
              </table:table-cell>
              <table:table-cell office:value-type="float" office:value="1086.400024">
                <text:p>1086.4000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79">
                <text:p>0.879</text:p>
              </table:table-cell>
              <table:table-cell office:value-type="float" office:value="1085.400024">
                <text:p>1085.4000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">
                <text:p>0.88</text:p>
              </table:table-cell>
              <table:table-cell office:value-type="float" office:value="1084.900024">
                <text:p>1084.9000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1">
                <text:p>0.881</text:p>
              </table:table-cell>
              <table:table-cell office:value-type="float" office:value="1083.800049">
                <text:p>1083.8000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2">
                <text:p>0.882</text:p>
              </table:table-cell>
              <table:table-cell office:value-type="float" office:value="1083.199951">
                <text:p>1083.1999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3">
                <text:p>0.883</text:p>
              </table:table-cell>
              <table:table-cell office:value-type="float" office:value="1083.199951">
                <text:p>1083.1999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4">
                <text:p>0.884</text:p>
              </table:table-cell>
              <table:table-cell office:value-type="float" office:value="1081.300049">
                <text:p>1081.3000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5">
                <text:p>0.885</text:p>
              </table:table-cell>
              <table:table-cell office:value-type="float" office:value="1081.5">
                <text:p>1081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6">
                <text:p>0.886</text:p>
              </table:table-cell>
              <table:table-cell office:value-type="float" office:value="1080.400024">
                <text:p>1080.4000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7">
                <text:p>0.887</text:p>
              </table:table-cell>
              <table:table-cell office:value-type="float" office:value="1079.800049">
                <text:p>1079.8000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8">
                <text:p>0.888</text:p>
              </table:table-cell>
              <table:table-cell office:value-type="float" office:value="1078.300049">
                <text:p>1078.3000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89">
                <text:p>0.889</text:p>
              </table:table-cell>
              <table:table-cell office:value-type="float" office:value="1078.300049">
                <text:p>1078.30004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">
                <text:p>0.89</text:p>
              </table:table-cell>
              <table:table-cell office:value-type="float" office:value="1077.099976">
                <text:p>1077.0999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1">
                <text:p>0.891</text:p>
              </table:table-cell>
              <table:table-cell office:value-type="float" office:value="1076.199951">
                <text:p>1076.1999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2">
                <text:p>0.892</text:p>
              </table:table-cell>
              <table:table-cell office:value-type="float" office:value="1075.300049">
                <text:p>1075.3000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3">
                <text:p>0.893</text:p>
              </table:table-cell>
              <table:table-cell office:value-type="float" office:value="1074.5">
                <text:p>1074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4">
                <text:p>0.894</text:p>
              </table:table-cell>
              <table:table-cell office:value-type="float" office:value="1073.900024">
                <text:p>1073.9000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5">
                <text:p>0.895</text:p>
              </table:table-cell>
              <table:table-cell office:value-type="float" office:value="1073.599976">
                <text:p>1073.5999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6">
                <text:p>0.896</text:p>
              </table:table-cell>
              <table:table-cell office:value-type="float" office:value="1074.199951">
                <text:p>1074.1999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7">
                <text:p>0.897</text:p>
              </table:table-cell>
              <table:table-cell office:value-type="float" office:value="1071.900024">
                <text:p>1071.9000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8">
                <text:p>0.898</text:p>
              </table:table-cell>
              <table:table-cell office:value-type="float" office:value="1071.199951">
                <text:p>1071.1999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99">
                <text:p>0.899</text:p>
              </table:table-cell>
              <table:table-cell office:value-type="float" office:value="1070.300049">
                <text:p>1070.3000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">
                <text:p>0.9</text:p>
              </table:table-cell>
              <table:table-cell office:value-type="float" office:value="1069.599976">
                <text:p>1069.5999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1">
                <text:p>0.901</text:p>
              </table:table-cell>
              <table:table-cell office:value-type="float" office:value="1069.300049">
                <text:p>1069.3000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2">
                <text:p>0.902</text:p>
              </table:table-cell>
              <table:table-cell office:value-type="float" office:value="1068.5">
                <text:p>1068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3">
                <text:p>0.903</text:p>
              </table:table-cell>
              <table:table-cell office:value-type="float" office:value="1066.900024">
                <text:p>1066.9000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4">
                <text:p>0.904</text:p>
              </table:table-cell>
              <table:table-cell office:value-type="float" office:value="1067.199951">
                <text:p>1067.1999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5">
                <text:p>0.905</text:p>
              </table:table-cell>
              <table:table-cell office:value-type="float" office:value="1065.800049">
                <text:p>1065.8000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6">
                <text:p>0.906</text:p>
              </table:table-cell>
              <table:table-cell office:value-type="float" office:value="1064.900024">
                <text:p>1064.9000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7">
                <text:p>0.907</text:p>
              </table:table-cell>
              <table:table-cell office:value-type="float" office:value="1064.400024">
                <text:p>1064.4000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8">
                <text:p>0.908</text:p>
              </table:table-cell>
              <table:table-cell office:value-type="float" office:value="1064.699951">
                <text:p>1064.6999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09">
                <text:p>0.909</text:p>
              </table:table-cell>
              <table:table-cell office:value-type="float" office:value="1062.900024">
                <text:p>1062.9000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">
                <text:p>0.9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1">
                <text:p>0.911</text:p>
              </table:table-cell>
              <table:table-cell office:value-type="float" office:value="1062.199951">
                <text:p>1062.1999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2">
                <text:p>0.912</text:p>
              </table:table-cell>
              <table:table-cell office:value-type="float" office:value="1060.800049">
                <text:p>1060.8000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3">
                <text:p>0.913</text:p>
              </table:table-cell>
              <table:table-cell office:value-type="float" office:value="1060.800049">
                <text:p>1060.8000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4">
                <text:p>0.91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5">
                <text:p>0.915</text:p>
              </table:table-cell>
              <table:table-cell office:value-type="float" office:value="1059.300049">
                <text:p>1059.30004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6">
                <text:p>0.916</text:p>
              </table:table-cell>
              <table:table-cell office:value-type="float" office:value="1058.400024">
                <text:p>1058.4000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7">
                <text:p>0.917</text:p>
              </table:table-cell>
              <table:table-cell office:value-type="float" office:value="1057.900024">
                <text:p>1057.9000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8">
                <text:p>0.918</text:p>
              </table:table-cell>
              <table:table-cell office:value-type="float" office:value="1056.699951">
                <text:p>1056.69995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19">
                <text:p>0.919</text:p>
              </table:table-cell>
              <table:table-cell office:value-type="float" office:value="1056.5">
                <text:p>1056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">
                <text:p>0.92</text:p>
              </table:table-cell>
              <table:table-cell office:value-type="float" office:value="1055.599976">
                <text:p>1055.59997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1">
                <text:p>0.921</text:p>
              </table:table-cell>
              <table:table-cell office:value-type="float" office:value="1054.900024">
                <text:p>1054.9000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2">
                <text:p>0.922</text:p>
              </table:table-cell>
              <table:table-cell office:value-type="float" office:value="1054.199951">
                <text:p>1054.19995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3">
                <text:p>0.92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4">
                <text:p>0.924</text:p>
              </table:table-cell>
              <table:table-cell office:value-type="float" office:value="1052.699951">
                <text:p>1052.6999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5">
                <text:p>0.925</text:p>
              </table:table-cell>
              <table:table-cell office:value-type="float" office:value="1051.699951">
                <text:p>1051.6999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6">
                <text:p>0.926</text:p>
              </table:table-cell>
              <table:table-cell office:value-type="float" office:value="1051.699951">
                <text:p>1051.6999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7">
                <text:p>0.927</text:p>
              </table:table-cell>
              <table:table-cell office:value-type="float" office:value="1050.599976">
                <text:p>1050.5999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8">
                <text:p>0.928</text:p>
              </table:table-cell>
              <table:table-cell office:value-type="float" office:value="1050.5">
                <text:p>1050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9">
                <text:p>0.929</text:p>
              </table:table-cell>
              <table:table-cell office:value-type="float" office:value="1048.800049">
                <text:p>1048.80004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">
                <text:p>0.93</text:p>
              </table:table-cell>
              <table:table-cell office:value-type="float" office:value="1048.400024">
                <text:p>1048.4000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1">
                <text:p>0.931</text:p>
              </table:table-cell>
              <table:table-cell office:value-type="float" office:value="1048.099976">
                <text:p>1048.0999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2">
                <text:p>0.932</text:p>
              </table:table-cell>
              <table:table-cell office:value-type="float" office:value="1047.300049">
                <text:p>1047.3000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3">
                <text:p>0.933</text:p>
              </table:table-cell>
              <table:table-cell office:value-type="float" office:value="1046.699951">
                <text:p>1046.6999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4">
                <text:p>0.934</text:p>
              </table:table-cell>
              <table:table-cell office:value-type="float" office:value="1046.400024">
                <text:p>1046.4000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5">
                <text:p>0.935</text:p>
              </table:table-cell>
              <table:table-cell office:value-type="float" office:value="1045.199951">
                <text:p>1045.1999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6">
                <text:p>0.936</text:p>
              </table:table-cell>
              <table:table-cell office:value-type="float" office:value="1045.099976">
                <text:p>1045.0999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7">
                <text:p>0.937</text:p>
              </table:table-cell>
              <table:table-cell office:value-type="float" office:value="1044.599976">
                <text:p>1044.5999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8">
                <text:p>0.938</text:p>
              </table:table-cell>
              <table:table-cell office:value-type="float" office:value="1044.300049">
                <text:p>1044.30004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9">
                <text:p>0.939</text:p>
              </table:table-cell>
              <table:table-cell office:value-type="float" office:value="1042.5">
                <text:p>1042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">
                <text:p>0.94</text:p>
              </table:table-cell>
              <table:table-cell office:value-type="float" office:value="1042.400024">
                <text:p>1042.4000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1">
                <text:p>0.941</text:p>
              </table:table-cell>
              <table:table-cell office:value-type="float" office:value="1041.800049">
                <text:p>1041.8000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2">
                <text:p>0.942</text:p>
              </table:table-cell>
              <table:table-cell office:value-type="float" office:value="1040.900024">
                <text:p>1040.9000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3">
                <text:p>0.943</text:p>
              </table:table-cell>
              <table:table-cell office:value-type="float" office:value="1039.800049">
                <text:p>1039.8000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4">
                <text:p>0.94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5">
                <text:p>0.945</text:p>
              </table:table-cell>
              <table:table-cell office:value-type="float" office:value="1038.699951">
                <text:p>1038.69995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6">
                <text:p>0.946</text:p>
              </table:table-cell>
              <table:table-cell office:value-type="float" office:value="1038.300049">
                <text:p>1038.30004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7">
                <text:p>0.947</text:p>
              </table:table-cell>
              <table:table-cell office:value-type="float" office:value="1037.5">
                <text:p>1037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8">
                <text:p>0.948</text:p>
              </table:table-cell>
              <table:table-cell office:value-type="float" office:value="1036.599976">
                <text:p>1036.5999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9">
                <text:p>0.949</text:p>
              </table:table-cell>
              <table:table-cell office:value-type="float" office:value="1036.199951">
                <text:p>1036.1999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">
                <text:p>0.95</text:p>
              </table:table-cell>
              <table:table-cell office:value-type="float" office:value="1035.800049">
                <text:p>1035.8000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1">
                <text:p>0.951</text:p>
              </table:table-cell>
              <table:table-cell office:value-type="float" office:value="1035.199951">
                <text:p>1035.1999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2">
                <text:p>0.952</text:p>
              </table:table-cell>
              <table:table-cell office:value-type="float" office:value="1033.900024">
                <text:p>1033.9000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3">
                <text:p>0.953</text:p>
              </table:table-cell>
              <table:table-cell office:value-type="float" office:value="1033.900024">
                <text:p>1033.9000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4">
                <text:p>0.954</text:p>
              </table:table-cell>
              <table:table-cell office:value-type="float" office:value="1032.599976">
                <text:p>1032.5999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5">
                <text:p>0.955</text:p>
              </table:table-cell>
              <table:table-cell office:value-type="float" office:value="1032.5">
                <text:p>1032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6">
                <text:p>0.956</text:p>
              </table:table-cell>
              <table:table-cell office:value-type="float" office:value="1032.199951">
                <text:p>1032.1999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7">
                <text:p>0.957</text:p>
              </table:table-cell>
              <table:table-cell office:value-type="float" office:value="1031.300049">
                <text:p>1031.30004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8">
                <text:p>0.958</text:p>
              </table:table-cell>
              <table:table-cell office:value-type="float" office:value="1030.900024">
                <text:p>1030.9000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59">
                <text:p>0.959</text:p>
              </table:table-cell>
              <table:table-cell office:value-type="float" office:value="1030.099976">
                <text:p>1030.0999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">
                <text:p>0.96</text:p>
              </table:table-cell>
              <table:table-cell office:value-type="float" office:value="1029.099976">
                <text:p>1029.0999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1">
                <text:p>0.961</text:p>
              </table:table-cell>
              <table:table-cell office:value-type="float" office:value="1028.300049">
                <text:p>1028.3000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2">
                <text:p>0.96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3">
                <text:p>0.963</text:p>
              </table:table-cell>
              <table:table-cell office:value-type="float" office:value="1027.400024">
                <text:p>1027.4000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4">
                <text:p>0.964</text:p>
              </table:table-cell>
              <table:table-cell office:value-type="float" office:value="1026.800049">
                <text:p>1026.80004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5">
                <text:p>0.965</text:p>
              </table:table-cell>
              <table:table-cell office:value-type="float" office:value="1026.199951">
                <text:p>1026.1999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6">
                <text:p>0.966</text:p>
              </table:table-cell>
              <table:table-cell office:value-type="float" office:value="1026.199951">
                <text:p>1026.1999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7">
                <text:p>0.967</text:p>
              </table:table-cell>
              <table:table-cell office:value-type="float" office:value="1024.599976">
                <text:p>1024.5999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8">
                <text:p>0.968</text:p>
              </table:table-cell>
              <table:table-cell office:value-type="float" office:value="1023.799988">
                <text:p>1023.7999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69">
                <text:p>0.969</text:p>
              </table:table-cell>
              <table:table-cell office:value-type="float" office:value="1023.299988">
                <text:p>1023.2999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">
                <text:p>0.97</text:p>
              </table:table-cell>
              <table:table-cell office:value-type="float" office:value="1023.099976">
                <text:p>1023.0999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1">
                <text:p>0.971</text:p>
              </table:table-cell>
              <table:table-cell office:value-type="float" office:value="1022.599976">
                <text:p>1022.5999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2">
                <text:p>0.972</text:p>
              </table:table-cell>
              <table:table-cell office:value-type="float" office:value="1021.799988">
                <text:p>1021.7999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3">
                <text:p>0.973</text:p>
              </table:table-cell>
              <table:table-cell office:value-type="float" office:value="1021.299988">
                <text:p>1021.2999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4">
                <text:p>0.974</text:p>
              </table:table-cell>
              <table:table-cell office:value-type="float" office:value="1020.099976">
                <text:p>1020.09997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5">
                <text:p>0.975</text:p>
              </table:table-cell>
              <table:table-cell office:value-type="float" office:value="1020.299988">
                <text:p>1020.2999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6">
                <text:p>0.976</text:p>
              </table:table-cell>
              <table:table-cell office:value-type="float" office:value="1018.900024">
                <text:p>1018.9000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7">
                <text:p>0.97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8">
                <text:p>0.978</text:p>
              </table:table-cell>
              <table:table-cell office:value-type="float" office:value="1017.900024">
                <text:p>1017.9000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79">
                <text:p>0.979</text:p>
              </table:table-cell>
              <table:table-cell office:value-type="float" office:value="1017.400024">
                <text:p>1017.4000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">
                <text:p>0.98</text:p>
              </table:table-cell>
              <table:table-cell office:value-type="float" office:value="1016.900024">
                <text:p>1016.9000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1">
                <text:p>0.981</text:p>
              </table:table-cell>
              <table:table-cell office:value-type="float" office:value="1016.200012">
                <text:p>1016.2000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2">
                <text:p>0.982</text:p>
              </table:table-cell>
              <table:table-cell office:value-type="float" office:value="1015.200012">
                <text:p>1015.2000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3">
                <text:p>0.983</text:p>
              </table:table-cell>
              <table:table-cell office:value-type="float" office:value="1014.700012">
                <text:p>1014.7000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4">
                <text:p>0.984</text:p>
              </table:table-cell>
              <table:table-cell office:value-type="float" office:value="1013.799988">
                <text:p>1013.7999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5">
                <text:p>0.985</text:p>
              </table:table-cell>
              <table:table-cell office:value-type="float" office:value="1013.700012">
                <text:p>1013.7000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6">
                <text:p>0.98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7">
                <text:p>0.98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8">
                <text:p>0.988</text:p>
              </table:table-cell>
              <table:table-cell office:value-type="float" office:value="1011.400024">
                <text:p>1011.4000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89">
                <text:p>0.98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">
                <text:p>0.99</text:p>
              </table:table-cell>
              <table:table-cell office:value-type="float" office:value="1010.099976">
                <text:p>1010.099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1">
                <text:p>0.991</text:p>
              </table:table-cell>
              <table:table-cell office:value-type="float" office:value="1009.400024">
                <text:p>1009.4000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2">
                <text:p>0.992</text:p>
              </table:table-cell>
              <table:table-cell office:value-type="float" office:value="1008.799988">
                <text:p>1008.7999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3">
                <text:p>0.993</text:p>
              </table:table-cell>
              <table:table-cell office:value-type="float" office:value="1008.200012">
                <text:p>1008.2000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4">
                <text:p>0.994</text:p>
              </table:table-cell>
              <table:table-cell office:value-type="float" office:value="1007.400024">
                <text:p>1007.4000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5">
                <text:p>0.995</text:p>
              </table:table-cell>
              <table:table-cell office:value-type="float" office:value="1006.5">
                <text:p>1006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6">
                <text:p>0.996</text:p>
              </table:table-cell>
              <table:table-cell office:value-type="float" office:value="1005.599976">
                <text:p>1005.5999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7">
                <text:p>0.99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8">
                <text:p>0.998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99">
                <text:p>0.99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